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12000" table:style-name="ce7">
            <text:p>912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523830" table:style-name="ce9">
            <text:p>17.523.830</text:p>
          </table:table-cell>
          <table:table-cell office:value-type="float" office:value="16589450" table:style-name="ce9">
            <text:p>16.589.450</text:p>
          </table:table-cell>
          <table:table-cell office:value-type="percentage" office:value="0.9466794644777996" table:style-name="ce10">
            <text:p>94,67%</text:p>
          </table:table-cell>
          <table:table-cell office:value-type="float" office:value="7438329" table:style-name="ce8">
            <text:p>7.438.329</text:p>
          </table:table-cell>
          <table:table-cell office:value-type="float" office:value="6912793" table:style-name="ce8">
            <text:p>6.912.793</text:p>
          </table:table-cell>
          <table:table-cell office:value-type="float" office:value="3796681" table:style-name="ce8">
            <text:p>3.796.681</text:p>
          </table:table-cell>
          <table:table-cell office:value-type="date" office:date-value="2022-02-13T00:00:00" table:style-name="ce11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26000" table:style-name="ce7">
            <text:p>126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70921" table:style-name="ce14">
            <text:p>2.770.921</text:p>
          </table:table-cell>
          <table:table-cell office:value-type="float" office:value="2572917" table:style-name="ce14">
            <text:p>2.572.917</text:p>
          </table:table-cell>
          <table:table-cell office:value-type="percentage" office:value="0.92854217063568389" table:style-name="ce15">
            <text:p>92,85%</text:p>
          </table:table-cell>
          <table:table-cell office:value-type="float" office:value="1143658" table:style-name="ce13">
            <text:p>1.143.658</text:p>
          </table:table-cell>
          <table:table-cell office:value-type="float" office:value="1075220" table:style-name="ce13">
            <text:p>1.075.220</text:p>
          </table:table-cell>
          <table:table-cell office:value-type="float" office:value="654815" table:style-name="ce13">
            <text:p>654.815</text:p>
          </table:table-cell>
          <table:table-cell office:value-type="date" office:date-value="2022-02-12T00:00:00" table:style-name="ce16">
            <text:p>1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02000" table:style-name="ce7">
            <text:p>102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57665" table:style-name="ce14">
            <text:p>2.457.665</text:p>
          </table:table-cell>
          <table:table-cell office:value-type="float" office:value="2234695" table:style-name="ce14">
            <text:p>2.234.695</text:p>
          </table:table-cell>
          <table:table-cell office:value-type="percentage" office:value="0.90927567426805522" table:style-name="ce15">
            <text:p>90,93%</text:p>
          </table:table-cell>
          <table:table-cell office:value-type="float" office:value="923835" table:style-name="ce13">
            <text:p>923.835</text:p>
          </table:table-cell>
          <table:table-cell office:value-type="float" office:value="873424" table:style-name="ce13">
            <text:p>873.424</text:p>
          </table:table-cell>
          <table:table-cell office:value-type="float" office:value="700843" table:style-name="ce13">
            <text:p>700.843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9370" table:style-name="ce7">
            <text:p>549.3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4174" table:style-name="ce14">
            <text:p>2.264.174</text:p>
          </table:table-cell>
          <table:table-cell office:value-type="float" office:value="1986684.5" table:style-name="ce14">
            <text:p>1.986.685</text:p>
          </table:table-cell>
          <table:table-cell office:value-type="percentage" office:value="0.87744338553485735" table:style-name="ce15">
            <text:p>87,74%</text:p>
          </table:table-cell>
          <table:table-cell office:value-type="float" office:value="924844" table:style-name="ce13">
            <text:p>924.844</text:p>
          </table:table-cell>
          <table:table-cell office:value-type="float" office:value="880740" table:style-name="ce13">
            <text:p>880.740</text:p>
          </table:table-cell>
          <table:table-cell office:value-type="float" office:value="438728" table:style-name="ce13">
            <text:p>438.728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204000" table:style-name="ce7">
            <text:p>20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60600" table:style-name="ce14">
            <text:p>4.360.600</text:p>
          </table:table-cell>
          <table:table-cell office:value-type="float" office:value="4015907" table:style-name="ce14">
            <text:p>4.015.907</text:p>
          </table:table-cell>
          <table:table-cell office:value-type="percentage" office:value="0.92095285052515707" table:style-name="ce15">
            <text:p>92,10%</text:p>
          </table:table-cell>
          <table:table-cell office:value-type="float" office:value="1809608" table:style-name="ce13">
            <text:p>1.809.608</text:p>
          </table:table-cell>
          <table:table-cell office:value-type="float" office:value="1684238" table:style-name="ce13">
            <text:p>1.684.238</text:p>
          </table:table-cell>
          <table:table-cell office:value-type="float" office:value="916798" table:style-name="ce13">
            <text:p>916.798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25489" table:style-name="ce14">
            <text:p>1.225.489</text:p>
          </table:table-cell>
          <table:table-cell office:value-type="percentage" office:value="0.94823466600639128" table:style-name="ce15">
            <text:p>94,82%</text:p>
          </table:table-cell>
          <table:table-cell office:value-type="float" office:value="516963" table:style-name="ce13">
            <text:p>516.963</text:p>
          </table:table-cell>
          <table:table-cell office:value-type="float" office:value="488985" table:style-name="ce13">
            <text:p>488.985</text:p>
          </table:table-cell>
          <table:table-cell office:value-type="float" office:value="339151" table:style-name="ce13">
            <text:p>339.151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46000" table:style-name="ce7">
            <text:p>246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46738" table:style-name="ce14">
            <text:p>5.646.738</text:p>
          </table:table-cell>
          <table:table-cell office:value-type="float" office:value="5173120" table:style-name="ce14">
            <text:p>5.173.120</text:p>
          </table:table-cell>
          <table:table-cell office:value-type="percentage" office:value="0.91612538070652472" table:style-name="ce15">
            <text:p>91,61%</text:p>
          </table:table-cell>
          <table:table-cell office:value-type="float" office:value="2138046" table:style-name="ce13">
            <text:p>2.138.046</text:p>
          </table:table-cell>
          <table:table-cell office:value-type="float" office:value="2009634" table:style-name="ce13">
            <text:p>2.009.634</text:p>
          </table:table-cell>
          <table:table-cell office:value-type="float" office:value="1435386" table:style-name="ce13">
            <text:p>1.435.386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34000" table:style-name="ce7">
            <text:p>23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10785" table:style-name="ce14">
            <text:p>4.310.785</text:p>
          </table:table-cell>
          <table:table-cell office:value-type="float" office:value="3841580.5" table:style-name="ce14">
            <text:p>3.841.581</text:p>
          </table:table-cell>
          <table:table-cell office:value-type="percentage" office:value="0.89115567118285877" table:style-name="ce15">
            <text:p>89,12%</text:p>
          </table:table-cell>
          <table:table-cell office:value-type="float" office:value="1754957" table:style-name="ce13">
            <text:p>1.754.957</text:p>
          </table:table-cell>
          <table:table-cell office:value-type="float" office:value="1613086" table:style-name="ce13">
            <text:p>1.613.086</text:p>
          </table:table-cell>
          <table:table-cell office:value-type="float" office:value="980153" table:style-name="ce13">
            <text:p>980.153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793637" table:style-name="ce14">
            <text:p>13.793.637</text:p>
          </table:table-cell>
          <table:table-cell office:value-type="percentage" office:value="0.93747851470243415" table:style-name="ce15">
            <text:p>93,75%</text:p>
          </table:table-cell>
          <table:table-cell office:value-type="float" office:value="6462708" table:style-name="ce13">
            <text:p>6.462.708</text:p>
          </table:table-cell>
          <table:table-cell office:value-type="float" office:value="6100595" table:style-name="ce13">
            <text:p>6.100.595</text:p>
          </table:table-cell>
          <table:table-cell office:value-type="float" office:value="3485716" table:style-name="ce13">
            <text:p>3.485.716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912000" table:style-name="ce7">
            <text:p>912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1081215" table:style-name="ce14">
            <text:p>11.081.215</text:p>
          </table:table-cell>
          <table:table-cell office:value-type="float" office:value="9785689" table:style-name="ce14">
            <text:p>9.785.689</text:p>
          </table:table-cell>
          <table:table-cell office:value-type="percentage" office:value="0.88308809097197372" table:style-name="ce15">
            <text:p>88,31%</text:p>
          </table:table-cell>
          <table:table-cell office:value-type="float" office:value="4396775" table:style-name="ce13">
            <text:p>4.396.775</text:p>
          </table:table-cell>
          <table:table-cell office:value-type="float" office:value="4101481" table:style-name="ce13">
            <text:p>4.101.481</text:p>
          </table:table-cell>
          <table:table-cell office:value-type="float" office:value="2715617" table:style-name="ce13">
            <text:p>2.715.617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126000" table:style-name="ce7">
            <text:p>12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51228" table:style-name="ce14">
            <text:p>2.251.228</text:p>
          </table:table-cell>
          <table:table-cell office:value-type="float" office:value="2227857.5" table:style-name="ce14">
            <text:p>2.227.858</text:p>
          </table:table-cell>
          <table:table-cell office:value-type="percentage" office:value="0.98961877695195688" table:style-name="ce15">
            <text:p>98,96%</text:p>
          </table:table-cell>
          <table:table-cell office:value-type="float" office:value="960162" table:style-name="ce13">
            <text:p>960.162</text:p>
          </table:table-cell>
          <table:table-cell office:value-type="float" office:value="896421" table:style-name="ce13">
            <text:p>896.421</text:p>
          </table:table-cell>
          <table:table-cell office:value-type="float" office:value="582476" table:style-name="ce13">
            <text:p>582.476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76000" table:style-name="ce7">
            <text:p>27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79374" table:style-name="ce14">
            <text:p>6.079.374</text:p>
          </table:table-cell>
          <table:table-cell office:value-type="float" office:value="5965640" table:style-name="ce14">
            <text:p>5.965.640</text:p>
          </table:table-cell>
          <table:table-cell office:value-type="percentage" office:value="0.98129182379633162" table:style-name="ce15">
            <text:p>98,13%</text:p>
          </table:table-cell>
          <table:table-cell office:value-type="float" office:value="2466264" table:style-name="ce13">
            <text:p>2.466.264</text:p>
          </table:table-cell>
          <table:table-cell office:value-type="float" office:value="2322321" table:style-name="ce13">
            <text:p>2.322.321</text:p>
          </table:table-cell>
          <table:table-cell office:value-type="float" office:value="1897964" table:style-name="ce13">
            <text:p>1.897.964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66745" table:style-name="ce14">
            <text:p>666.745</text:p>
          </table:table-cell>
          <table:table-cell office:value-type="float" office:value="618578.5" table:style-name="ce14">
            <text:p>618.579</text:p>
          </table:table-cell>
          <table:table-cell office:value-type="percentage" office:value="0.92775873834824407" table:style-name="ce15">
            <text:p>92,78%</text:p>
          </table:table-cell>
          <table:table-cell office:value-type="float" office:value="282069" table:style-name="ce13">
            <text:p>282.069</text:p>
          </table:table-cell>
          <table:table-cell office:value-type="float" office:value="261851" table:style-name="ce13">
            <text:p>261.851</text:p>
          </table:table-cell>
          <table:table-cell office:value-type="float" office:value="155178" table:style-name="ce13">
            <text:p>155.178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810180" table:style-name="ce14">
            <text:p>12.810.180</text:p>
          </table:table-cell>
          <table:table-cell office:value-type="percentage" office:value="0.99680846800628264" table:style-name="ce15">
            <text:p>99,68%</text:p>
          </table:table-cell>
          <table:table-cell office:value-type="float" office:value="5751408" table:style-name="ce13">
            <text:p>5.751.408</text:p>
          </table:table-cell>
          <table:table-cell office:value-type="float" office:value="5379468" table:style-name="ce13">
            <text:p>5.379.468</text:p>
          </table:table-cell>
          <table:table-cell office:value-type="float" office:value="3150403" table:style-name="ce13">
            <text:p>3.150.403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86000" table:style-name="ce7">
            <text:p>186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97735" table:style-name="ce14">
            <text:p>2.897.735</text:p>
          </table:table-cell>
          <table:table-cell office:value-type="float" office:value="2716239.5" table:style-name="ce14">
            <text:p>2.716.240</text:p>
          </table:table-cell>
          <table:table-cell office:value-type="percentage" office:value="0.93736642584639385" table:style-name="ce15">
            <text:p>93,74%</text:p>
          </table:table-cell>
          <table:table-cell office:value-type="float" office:value="1296850" table:style-name="ce13">
            <text:p>1.296.850</text:p>
          </table:table-cell>
          <table:table-cell office:value-type="float" office:value="1201041" table:style-name="ce13">
            <text:p>1.201.041</text:p>
          </table:table-cell>
          <table:table-cell office:value-type="float" office:value="625541" table:style-name="ce13">
            <text:p>625.541</text:p>
          </table:table-cell>
          <table:table-cell office:value-type="date" office:date-value="2022-02-12T00:00:00" table:style-name="ce16">
            <text:p>1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6000" table:style-name="ce7">
            <text:p>66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2767" table:style-name="ce14">
            <text:p>1.372.767</text:p>
          </table:table-cell>
          <table:table-cell office:value-type="float" office:value="1269014.5" table:style-name="ce14">
            <text:p>1.269.015</text:p>
          </table:table-cell>
          <table:table-cell office:value-type="percentage" office:value="0.92442089589857568" table:style-name="ce15">
            <text:p>92,44%</text:p>
          </table:table-cell>
          <table:table-cell office:value-type="float" office:value="565096" table:style-name="ce13">
            <text:p>565.096</text:p>
          </table:table-cell>
          <table:table-cell office:value-type="float" office:value="533802" table:style-name="ce13">
            <text:p>533.802</text:p>
          </table:table-cell>
          <table:table-cell office:value-type="float" office:value="325740" table:style-name="ce13">
            <text:p>325.740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298328" table:style-name="ce14">
            <text:p>4.298.328</text:p>
          </table:table-cell>
          <table:table-cell office:value-type="percentage" office:value="0.91982097173018218" table:style-name="ce15">
            <text:p>91,98%</text:p>
          </table:table-cell>
          <table:table-cell office:value-type="float" office:value="1938864" table:style-name="ce13">
            <text:p>1.938.864</text:p>
          </table:table-cell>
          <table:table-cell office:value-type="float" office:value="1828967" table:style-name="ce13">
            <text:p>1.828.967</text:p>
          </table:table-cell>
          <table:table-cell office:value-type="float" office:value="1123531" table:style-name="ce13">
            <text:p>1.123.531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7234" table:style-name="ce14">
            <text:p>147.234</text:p>
          </table:table-cell>
          <table:table-cell office:value-type="percentage" office:value="0.88861662512297135" table:style-name="ce15">
            <text:p>88,86%</text:p>
          </table:table-cell>
          <table:table-cell office:value-type="float" office:value="69193" table:style-name="ce13">
            <text:p>69.193</text:p>
          </table:table-cell>
          <table:table-cell office:value-type="float" office:value="63556" table:style-name="ce13">
            <text:p>63.556</text:p>
          </table:table-cell>
          <table:table-cell office:value-type="float" office:value="30274" table:style-name="ce13">
            <text:p>30.274</text:p>
          </table:table-cell>
          <table:table-cell office:value-type="date" office:date-value="2022-02-14T00:00:00" table:style-name="ce16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5149" table:style-name="ce14">
            <text:p>135.149</text:p>
          </table:table-cell>
          <table:table-cell office:value-type="percentage" office:value="0.85656610470275063" table:style-name="ce15">
            <text:p>85,66%</text:p>
          </table:table-cell>
          <table:table-cell office:value-type="float" office:value="65088" table:style-name="ce13">
            <text:p>65.088</text:p>
          </table:table-cell>
          <table:table-cell office:value-type="float" office:value="59391" table:style-name="ce13">
            <text:p>59.391</text:p>
          </table:table-cell>
          <table:table-cell office:value-type="float" office:value="25727" table:style-name="ce13">
            <text:p>25.727</text:p>
          </table:table-cell>
          <table:table-cell office:value-type="date" office:date-value="2022-02-14T00:00:00" table:style-name="ce17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0062" table:style-name="ce14">
            <text:p>200.062</text:p>
          </table:table-cell>
          <table:table-cell office:value-type="percentage" office:value="0.94135305797878843" table:style-name="ce15">
            <text:p>94,14%</text:p>
          </table:table-cell>
          <table:table-cell office:value-type="float" office:value="94996" table:style-name="ce13">
            <text:p>94.996</text:p>
          </table:table-cell>
          <table:table-cell office:value-type="float" office:value="90941" table:style-name="ce13">
            <text:p>90.941</text:p>
          </table:table-cell>
          <table:table-cell office:value-type="float" office:value="39830" table:style-name="ce13">
            <text:p>39.830</text:p>
          </table:table-cell>
          <table:table-cell office:value-type="date" office:date-value="2022-02-14T00:00:00" table:style-name="ce17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260" table:style-name="ce14">
            <text:p>12.260</text:p>
          </table:table-cell>
          <table:table-cell office:value-type="float" office:value="12072.5" table:style-name="ce14">
            <text:p>12.073</text:p>
          </table:table-cell>
          <table:table-cell office:value-type="percentage" office:value="0.98470636215334417" table:style-name="ce15">
            <text:p>98,47%</text:p>
          </table:table-cell>
          <table:table-cell office:value-type="float" office:value="8021" table:style-name="ce13">
            <text:p>8.021</text:p>
          </table:table-cell>
          <table:table-cell office:value-type="float" office:value="7510" table:style-name="ce13">
            <text:p>7.510</text:p>
          </table:table-cell>
          <table:table-cell office:value-type="float" office:value="2613" table:style-name="ce13">
            <text:p>2.613</text:p>
          </table:table-cell>
          <table:table-cell office:value-type="date" office:date-value="2022-02-14T00:00:00" table:style-name="ce17">
            <text:p>1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17317" table:style-name="ce19">
            <text:p>63.217.317</text:p>
          </table:table-cell>
          <table:table-cell office:value-type="float" office:value="4920000" table:style-name="ce19">
            <text:p>4.920.000</text:p>
          </table:table-cell>
          <table:table-cell office:value-type="float" office:value="18501440" table:style-name="ce20">
            <text:p>18.501.4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35" table:style-name="ce22">
            <text:p>2.113.635</text:p>
          </table:table-cell>
          <table:table-cell office:value-type="float" office:value="97762172" table:style-name="ce23">
            <text:p>97.762.172</text:p>
          </table:table-cell>
          <table:table-cell office:value-type="float" office:value="91619524.5" table:style-name="ce23">
            <text:p>91.619.525</text:p>
          </table:table-cell>
          <table:table-cell office:value-type="percentage" office:value="0.93716744038788335" table:style-name="ce24">
            <text:p>93,72%</text:p>
          </table:table-cell>
          <table:table-cell office:value-type="float" office:value="41007734" table:style-name="ce23">
            <text:p>41.007.734</text:p>
          </table:table-cell>
          <table:table-cell office:value-type="float" office:value="38385465" table:style-name="ce23">
            <text:p>38.385.465</text:p>
          </table:table-cell>
          <table:table-cell office:value-type="float" office:value="23423165" table:style-name="ce23">
            <text:p>23.423.165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1021" table:style-name="ce32">
            <text:p>7.031.021</text:p>
          </table:table-cell>
          <table:table-cell office:value-type="percentage" office:value="0.93646994108288417" table:style-name="ce33">
            <text:p>93,6%</text:p>
          </table:table-cell>
          <table:table-cell office:value-type="float" office:value="6912793" table:style-name="ce32">
            <text:p>6.912.793</text:p>
          </table:table-cell>
          <table:table-cell office:value-type="percentage" office:value="0.92072301496869013" table:style-name="ce33">
            <text:p>92,1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4467" table:style-name="ce32">
            <text:p>1.094.467</text:p>
          </table:table-cell>
          <table:table-cell office:value-type="percentage" office:value="0.92017793725954422" table:style-name="ce33">
            <text:p>92,0%</text:p>
          </table:table-cell>
          <table:table-cell office:value-type="float" office:value="1075220" table:style-name="ce32">
            <text:p>1.075.220</text:p>
          </table:table-cell>
          <table:table-cell office:value-type="percentage" office:value="0.90399593747477736" table:style-name="ce33">
            <text:p>90,4%</text:p>
          </table:table-cell>
          <table:table-cell office:value-type="date" office:date-value="2022-02-12T00:00:00" table:style-name="ce34">
            <text:p>1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3998" table:style-name="ce32">
            <text:p>883.998</text:p>
          </table:table-cell>
          <table:table-cell office:value-type="percentage" office:value="0.95007883307700491" table:style-name="ce33">
            <text:p>95,0%</text:p>
          </table:table-cell>
          <table:table-cell office:value-type="float" office:value="873424" table:style-name="ce32">
            <text:p>873.424</text:p>
          </table:table-cell>
          <table:table-cell office:value-type="percentage" office:value="0.93871440286228014" table:style-name="ce33">
            <text:p>93,9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756" table:style-name="ce32">
            <text:p>895.756</text:p>
          </table:table-cell>
          <table:table-cell office:value-type="percentage" office:value="0.82696339597871837" table:style-name="ce33">
            <text:p>82,7%</text:p>
          </table:table-cell>
          <table:table-cell office:value-type="float" office:value="880740" table:style-name="ce32">
            <text:p>880.740</text:p>
          </table:table-cell>
          <table:table-cell office:value-type="percentage" office:value="0.81310060035801757" table:style-name="ce33">
            <text:p>81,3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9112" table:style-name="ce32">
            <text:p>1.739.112</text:p>
          </table:table-cell>
          <table:table-cell office:value-type="percentage" office:value="0.8552254153280554" table:style-name="ce33">
            <text:p>85,5%</text:p>
          </table:table-cell>
          <table:table-cell office:value-type="float" office:value="1684238" table:style-name="ce32">
            <text:p>1.684.238</text:p>
          </table:table-cell>
          <table:table-cell office:value-type="percentage" office:value="0.82824058661046185" table:style-name="ce33">
            <text:p>82,8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595" table:style-name="ce32">
            <text:p>493.595</text:p>
          </table:table-cell>
          <table:table-cell office:value-type="percentage" office:value="0.9365027264344612" table:style-name="ce33">
            <text:p>93,7%</text:p>
          </table:table-cell>
          <table:table-cell office:value-type="float" office:value="488985" table:style-name="ce32">
            <text:p>488.985</text:p>
          </table:table-cell>
          <table:table-cell office:value-type="percentage" office:value="0.92775612736262525" table:style-name="ce33">
            <text:p>92,8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4801" table:style-name="ce32">
            <text:p>2.044.801</text:p>
          </table:table-cell>
          <table:table-cell office:value-type="percentage" office:value="0.94137234600388831" table:style-name="ce33">
            <text:p>94,1%</text:p>
          </table:table-cell>
          <table:table-cell office:value-type="float" office:value="2009634" table:style-name="ce32">
            <text:p>2.009.634</text:p>
          </table:table-cell>
          <table:table-cell office:value-type="percentage" office:value="0.92518238850097301" table:style-name="ce33">
            <text:p>92,5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144" table:style-name="ce32">
            <text:p>1.662.144</text:p>
          </table:table-cell>
          <table:table-cell office:value-type="percentage" office:value="0.91523620629464975" table:style-name="ce33">
            <text:p>91,5%</text:p>
          </table:table-cell>
          <table:table-cell office:value-type="float" office:value="1613086" table:style-name="ce32">
            <text:p>1.613.086</text:p>
          </table:table-cell>
          <table:table-cell office:value-type="percentage" office:value="0.88822310886843214" table:style-name="ce33">
            <text:p>88,8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7523" table:style-name="ce32">
            <text:p>6.237.523</text:p>
          </table:table-cell>
          <table:table-cell office:value-type="percentage" office:value="0.91966120027471043" table:style-name="ce33">
            <text:p>92,0%</text:p>
          </table:table-cell>
          <table:table-cell office:value-type="float" office:value="6100595" table:style-name="ce32">
            <text:p>6.100.595</text:p>
          </table:table-cell>
          <table:table-cell office:value-type="percentage" office:value="0.89947251819190044" table:style-name="ce33">
            <text:p>89,9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70283" table:style-name="ce32">
            <text:p>4.170.283</text:p>
          </table:table-cell>
          <table:table-cell office:value-type="percentage" office:value="0.92837463540950116" table:style-name="ce33">
            <text:p>92,8%</text:p>
          </table:table-cell>
          <table:table-cell office:value-type="float" office:value="4101481" table:style-name="ce32">
            <text:p>4.101.481</text:p>
          </table:table-cell>
          <table:table-cell office:value-type="percentage" office:value="0.91305816128401751" table:style-name="ce33">
            <text:p>91,3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8908" table:style-name="ce32">
            <text:p>908.908</text:p>
          </table:table-cell>
          <table:table-cell office:value-type="percentage" office:value="0.95685605701712828" table:style-name="ce33">
            <text:p>95,7%</text:p>
          </table:table-cell>
          <table:table-cell office:value-type="float" office:value="896421" table:style-name="ce32">
            <text:p>896.421</text:p>
          </table:table-cell>
          <table:table-cell office:value-type="percentage" office:value="0.94371032435334623" table:style-name="ce33">
            <text:p>94,4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730" table:style-name="ce32">
            <text:p>2.339.730</text:p>
          </table:table-cell>
          <table:table-cell office:value-type="percentage" office:value="0.95260953525611669" table:style-name="ce33">
            <text:p>95,3%</text:p>
          </table:table-cell>
          <table:table-cell office:value-type="float" office:value="2322321" table:style-name="ce32">
            <text:p>2.322.321</text:p>
          </table:table-cell>
          <table:table-cell office:value-type="percentage" office:value="0.94552154672783617" table:style-name="ce33">
            <text:p>94,6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351" table:style-name="ce32">
            <text:p>268.351</text:p>
          </table:table-cell>
          <table:table-cell office:value-type="percentage" office:value="0.95336064146881294" table:style-name="ce33">
            <text:p>95,3%</text:p>
          </table:table-cell>
          <table:table-cell office:value-type="float" office:value="261851" table:style-name="ce32">
            <text:p>261.851</text:p>
          </table:table-cell>
          <table:table-cell office:value-type="percentage" office:value="0.93026833262872188" table:style-name="ce33">
            <text:p>93,0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2488" table:style-name="ce32">
            <text:p>5.522.488</text:p>
          </table:table-cell>
          <table:table-cell office:value-type="percentage" office:value="0.92489919456136316" table:style-name="ce33">
            <text:p>92,5%</text:p>
          </table:table-cell>
          <table:table-cell office:value-type="float" office:value="5379468" table:style-name="ce32">
            <text:p>5.379.468</text:p>
          </table:table-cell>
          <table:table-cell office:value-type="percentage" office:value="0.90094638872345711" table:style-name="ce33">
            <text:p>90,1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86" table:style-name="ce32">
            <text:p>1.232.286</text:p>
          </table:table-cell>
          <table:table-cell office:value-type="percentage" office:value="0.93524051808799846" table:style-name="ce33">
            <text:p>93,5%</text:p>
          </table:table-cell>
          <table:table-cell office:value-type="float" office:value="1201041" table:style-name="ce32">
            <text:p>1.201.041</text:p>
          </table:table-cell>
          <table:table-cell office:value-type="percentage" office:value="0.91152719992349807" table:style-name="ce33">
            <text:p>91,2%</text:p>
          </table:table-cell>
          <table:table-cell office:value-type="date" office:date-value="2022-02-12T00:00:00" table:style-name="ce34">
            <text:p>1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097" table:style-name="ce32">
            <text:p>539.097</text:p>
          </table:table-cell>
          <table:table-cell office:value-type="percentage" office:value="0.92919882655892883" table:style-name="ce33">
            <text:p>92,9%</text:p>
          </table:table-cell>
          <table:table-cell office:value-type="float" office:value="533802" table:style-name="ce32">
            <text:p>533.802</text:p>
          </table:table-cell>
          <table:table-cell office:value-type="percentage" office:value="0.92007225418581318" table:style-name="ce33">
            <text:p>92,0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59944" table:style-name="ce32">
            <text:p>1.859.944</text:p>
          </table:table-cell>
          <table:table-cell office:value-type="percentage" office:value="0.95125490153959613" table:style-name="ce33">
            <text:p>95,1%</text:p>
          </table:table-cell>
          <table:table-cell office:value-type="float" office:value="1828967" table:style-name="ce32">
            <text:p>1.828.967</text:p>
          </table:table-cell>
          <table:table-cell office:value-type="percentage" office:value="0.93541193901761055" table:style-name="ce33">
            <text:p>93,5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52" table:style-name="ce32">
            <text:p>66.352</text:p>
          </table:table-cell>
          <table:table-cell office:value-type="percentage" office:value="0.93415365554914187" table:style-name="ce33">
            <text:p>93,4%</text:p>
          </table:table-cell>
          <table:table-cell office:value-type="float" office:value="63556" table:style-name="ce32">
            <text:p>63.556</text:p>
          </table:table-cell>
          <table:table-cell office:value-type="percentage" office:value="0.89478945219558204" table:style-name="ce33">
            <text:p>89,5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52" table:style-name="ce32">
            <text:p>61.752</text:p>
          </table:table-cell>
          <table:table-cell office:value-type="percentage" office:value="0.90457914628072544" table:style-name="ce33">
            <text:p>90,5%</text:p>
          </table:table-cell>
          <table:table-cell office:value-type="float" office:value="59391" table:style-name="ce32">
            <text:p>59.391</text:p>
          </table:table-cell>
          <table:table-cell office:value-type="percentage" office:value="0.86999384759616794" table:style-name="ce33">
            <text:p>87,0%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4996" table:style-name="ce32">
            <text:p>94.996</text:p>
          </table:table-cell>
          <table:table-cell office:value-type="string" table:style-name="ce33">
            <text:p>-</text:p>
          </table:table-cell>
          <table:table-cell office:value-type="float" office:value="90941" table:style-name="ce32">
            <text:p>90.941</text:p>
          </table:table-cell>
          <table:table-cell office:value-type="string" table:style-name="ce33">
            <text:p>-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21" table:style-name="ce32">
            <text:p>8.021</text:p>
          </table:table-cell>
          <table:table-cell office:value-type="string" table:style-name="ce33">
            <text:p>-</text:p>
          </table:table-cell>
          <table:table-cell office:value-type="float" office:value="7510" table:style-name="ce32">
            <text:p>7.510</text:p>
          </table:table-cell>
          <table:table-cell office:value-type="string" table:style-name="ce33">
            <text:p>-</text:p>
          </table:table-cell>
          <table:table-cell office:value-type="date" office:date-value="2022-02-14T00:00:00" table:style-name="ce34">
            <text:p>1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54625" table:style-name="ce35">
            <text:p>39.154.625</text:p>
          </table:table-cell>
          <table:table-cell office:value-type="percentage" office:value="0.92816390590473163" table:style-name="ce36">
            <text:p>92,8%</text:p>
          </table:table-cell>
          <table:table-cell office:value-type="float" office:value="38385465" table:style-name="ce35">
            <text:p>38.385.465</text:p>
          </table:table-cell>
          <table:table-cell office:value-type="percentage" office:value="0.90993089895176804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38" table:style-name="ce45">
            <text:p>435.438</text:p>
          </table:table-cell>
          <table:table-cell office:value-type="percentage" office:value="1" table:style-name="ce46">
            <text:p>100,0%</text:p>
          </table:table-cell>
          <table:table-cell office:value-type="float" office:value="656433" table:style-name="ce45">
            <text:p>656.433</text:p>
          </table:table-cell>
          <table:table-cell office:value-type="percentage" office:value="1" table:style-name="ce46">
            <text:p>100,0%</text:p>
          </table:table-cell>
          <table:table-cell office:value-type="float" office:value="937270" table:style-name="ce45">
            <text:p>937.270</text:p>
          </table:table-cell>
          <table:table-cell office:value-type="percentage" office:value="0.9781273578653954" table:style-name="ce46">
            <text:p>97,8%</text:p>
          </table:table-cell>
          <table:table-cell office:value-type="float" office:value="1229107" table:style-name="ce45">
            <text:p>1.229.107</text:p>
          </table:table-cell>
          <table:table-cell office:value-type="percentage" office:value="0.95457874433729339" table:style-name="ce46">
            <text:p>95,5%</text:p>
          </table:table-cell>
          <table:table-cell office:value-type="float" office:value="1276207" table:style-name="ce45">
            <text:p>1.276.207</text:p>
          </table:table-cell>
          <table:table-cell office:value-type="percentage" office:value="0.92189107268755566" table:style-name="ce46">
            <text:p>92,2%</text:p>
          </table:table-cell>
          <table:table-cell office:value-type="float" office:value="966794" table:style-name="ce45">
            <text:p>966.794</text:p>
          </table:table-cell>
          <table:table-cell office:value-type="percentage" office:value="0.87748928318265196" table:style-name="ce46">
            <text:p>87,7%</text:p>
          </table:table-cell>
          <table:table-cell office:value-type="float" office:value="810508" table:style-name="ce45">
            <text:p>810.508</text:p>
          </table:table-cell>
          <table:table-cell office:value-type="percentage" office:value="0.87517276528108912" table:style-name="ce46">
            <text:p>87,5%</text:p>
          </table:table-cell>
          <table:table-cell office:value-type="float" office:value="719264" table:style-name="ce45">
            <text:p>719.264</text:p>
          </table:table-cell>
          <table:table-cell office:value-type="percentage" office:value="0.9306692407025462" table:style-name="ce46">
            <text:p>93,1%</text:p>
          </table:table-cell>
          <table:table-cell office:value-type="float" office:value="7031021" table:style-name="ce45">
            <text:p>7.031.021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46994108288417" table:style-name="ce46">
            <text:p>93,6%</text:p>
          </table:table-cell>
          <table:table-cell office:value-type="percentage" office:value="0.82696324970298918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63" table:style-name="ce48">
            <text:p>101.663</text:p>
          </table:table-cell>
          <table:table-cell office:value-type="percentage" office:value="1" table:style-name="ce49">
            <text:p>100,0%</text:p>
          </table:table-cell>
          <table:table-cell office:value-type="float" office:value="119832" table:style-name="ce48">
            <text:p>119.832</text:p>
          </table:table-cell>
          <table:table-cell office:value-type="percentage" office:value="1" table:style-name="ce49">
            <text:p>100,0%</text:p>
          </table:table-cell>
          <table:table-cell office:value-type="float" office:value="155973" table:style-name="ce48">
            <text:p>155.973</text:p>
          </table:table-cell>
          <table:table-cell office:value-type="percentage" office:value="0.96691463641435749" table:style-name="ce49">
            <text:p>96,7%</text:p>
          </table:table-cell>
          <table:table-cell office:value-type="float" office:value="188424" table:style-name="ce48">
            <text:p>188.424</text:p>
          </table:table-cell>
          <table:table-cell office:value-type="percentage" office:value="0.93757277205553069" table:style-name="ce49">
            <text:p>93,8%</text:p>
          </table:table-cell>
          <table:table-cell office:value-type="float" office:value="192115" table:style-name="ce48">
            <text:p>192.115</text:p>
          </table:table-cell>
          <table:table-cell office:value-type="percentage" office:value="0.89925902348375986" table:style-name="ce49">
            <text:p>89,9%</text:p>
          </table:table-cell>
          <table:table-cell office:value-type="float" office:value="131582" table:style-name="ce48">
            <text:p>131.582</text:p>
          </table:table-cell>
          <table:table-cell office:value-type="percentage" office:value="0.83133474014076503" table:style-name="ce49">
            <text:p>83,1%</text:p>
          </table:table-cell>
          <table:table-cell office:value-type="float" office:value="110323" table:style-name="ce48">
            <text:p>110.323</text:p>
          </table:table-cell>
          <table:table-cell office:value-type="percentage" office:value="0.84346090918821393" table:style-name="ce49">
            <text:p>84,3%</text:p>
          </table:table-cell>
          <table:table-cell office:value-type="float" office:value="94555" table:style-name="ce48">
            <text:p>94.555</text:p>
          </table:table-cell>
          <table:table-cell office:value-type="percentage" office:value="0.8833861188187262" table:style-name="ce49">
            <text:p>88,3%</text:p>
          </table:table-cell>
          <table:table-cell office:value-type="float" office:value="1094467" table:style-name="ce48">
            <text:p>1.094.467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17793725954422" table:style-name="ce49">
            <text:p>92,0%</text:p>
          </table:table-cell>
          <table:table-cell office:value-type="percentage" office:value="0.82220709726225705" table:style-name="ce49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57" table:style-name="ce48">
            <text:p>89.257</text:p>
          </table:table-cell>
          <table:table-cell office:value-type="percentage" office:value="1" table:style-name="ce49">
            <text:p>100,0%</text:p>
          </table:table-cell>
          <table:table-cell office:value-type="float" office:value="114773" table:style-name="ce48">
            <text:p>114.773</text:p>
          </table:table-cell>
          <table:table-cell office:value-type="percentage" office:value="1" table:style-name="ce49">
            <text:p>100,0%</text:p>
          </table:table-cell>
          <table:table-cell office:value-type="float" office:value="149097" table:style-name="ce48">
            <text:p>149.097</text:p>
          </table:table-cell>
          <table:table-cell office:value-type="percentage" office:value="0.98096585301664585" table:style-name="ce49">
            <text:p>98,1%</text:p>
          </table:table-cell>
          <table:table-cell office:value-type="float" office:value="154296" table:style-name="ce48">
            <text:p>154.296</text:p>
          </table:table-cell>
          <table:table-cell office:value-type="percentage" office:value="0.95195671353565769" table:style-name="ce49">
            <text:p>95,2%</text:p>
          </table:table-cell>
          <table:table-cell office:value-type="float" office:value="152300" table:style-name="ce48">
            <text:p>152.300</text:p>
          </table:table-cell>
          <table:table-cell office:value-type="percentage" office:value="0.91791224686595951" table:style-name="ce49">
            <text:p>91,8%</text:p>
          </table:table-cell>
          <table:table-cell office:value-type="float" office:value="92912" table:style-name="ce48">
            <text:p>92.912</text:p>
          </table:table-cell>
          <table:table-cell office:value-type="percentage" office:value="0.85561418533764311" table:style-name="ce49">
            <text:p>85,6%</text:p>
          </table:table-cell>
          <table:table-cell office:value-type="float" office:value="68660" table:style-name="ce48">
            <text:p>68.660</text:p>
          </table:table-cell>
          <table:table-cell office:value-type="percentage" office:value="0.86645970571161757" table:style-name="ce49">
            <text:p>86,6%</text:p>
          </table:table-cell>
          <table:table-cell office:value-type="float" office:value="62703" table:style-name="ce48">
            <text:p>62.703</text:p>
          </table:table-cell>
          <table:table-cell office:value-type="percentage" office:value="0.96087716072085327" table:style-name="ce49">
            <text:p>96,1%</text:p>
          </table:table-cell>
          <table:table-cell office:value-type="float" office:value="883998" table:style-name="ce48">
            <text:p>883.99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07883307700491" table:style-name="ce49">
            <text:p>95,0%</text:p>
          </table:table-cell>
          <table:table-cell office:value-type="percentage" office:value="0.8727491363811829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45" table:style-name="ce48">
            <text:p>51.845</text:p>
          </table:table-cell>
          <table:table-cell office:value-type="percentage" office:value="0.96666231611134934" table:style-name="ce49">
            <text:p>96,7%</text:p>
          </table:table-cell>
          <table:table-cell office:value-type="float" office:value="79916" table:style-name="ce48">
            <text:p>79.916</text:p>
          </table:table-cell>
          <table:table-cell office:value-type="percentage" office:value="0.91611069078570284" table:style-name="ce49">
            <text:p>91,6%</text:p>
          </table:table-cell>
          <table:table-cell office:value-type="float" office:value="112156" table:style-name="ce48">
            <text:p>112.156</text:p>
          </table:table-cell>
          <table:table-cell office:value-type="percentage" office:value="0.88039374219933586" table:style-name="ce49">
            <text:p>88,0%</text:p>
          </table:table-cell>
          <table:table-cell office:value-type="float" office:value="153627" table:style-name="ce48">
            <text:p>153.627</text:p>
          </table:table-cell>
          <table:table-cell office:value-type="percentage" office:value="0.8654652184690268" table:style-name="ce49">
            <text:p>86,5%</text:p>
          </table:table-cell>
          <table:table-cell office:value-type="float" office:value="173792" table:style-name="ce48">
            <text:p>173.792</text:p>
          </table:table-cell>
          <table:table-cell office:value-type="percentage" office:value="0.80227861307432724" table:style-name="ce49">
            <text:p>80,2%</text:p>
          </table:table-cell>
          <table:table-cell office:value-type="float" office:value="135409" table:style-name="ce48">
            <text:p>135.409</text:p>
          </table:table-cell>
          <table:table-cell office:value-type="percentage" office:value="0.73573054708851549" table:style-name="ce49">
            <text:p>73,6%</text:p>
          </table:table-cell>
          <table:table-cell office:value-type="float" office:value="104837" table:style-name="ce48">
            <text:p>104.837</text:p>
          </table:table-cell>
          <table:table-cell office:value-type="percentage" office:value="0.76404568080283941" table:style-name="ce49">
            <text:p>76,4%</text:p>
          </table:table-cell>
          <table:table-cell office:value-type="float" office:value="84174" table:style-name="ce48">
            <text:p>84.174</text:p>
          </table:table-cell>
          <table:table-cell office:value-type="percentage" office:value="0.84566388040507956" table:style-name="ce49">
            <text:p>84,6%</text:p>
          </table:table-cell>
          <table:table-cell office:value-type="float" office:value="895756" table:style-name="ce48">
            <text:p>895.756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696339597871837" table:style-name="ce49">
            <text:p>82,7%</text:p>
          </table:table-cell>
          <table:table-cell office:value-type="percentage" office:value="0.73436166506117928" table:style-name="ce4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83" table:style-name="ce48">
            <text:p>94.783</text:p>
          </table:table-cell>
          <table:table-cell office:value-type="percentage" office:value="0.94441123134254001" table:style-name="ce49">
            <text:p>94,4%</text:p>
          </table:table-cell>
          <table:table-cell office:value-type="float" office:value="156075" table:style-name="ce48">
            <text:p>156.075</text:p>
          </table:table-cell>
          <table:table-cell office:value-type="percentage" office:value="0.93209153995915106" table:style-name="ce49">
            <text:p>93,2%</text:p>
          </table:table-cell>
          <table:table-cell office:value-type="float" office:value="229210" table:style-name="ce48">
            <text:p>229.210</text:p>
          </table:table-cell>
          <table:table-cell office:value-type="percentage" office:value="0.91117250700642005" table:style-name="ce49">
            <text:p>91,1%</text:p>
          </table:table-cell>
          <table:table-cell office:value-type="float" office:value="325492" table:style-name="ce48">
            <text:p>325.492</text:p>
          </table:table-cell>
          <table:table-cell office:value-type="percentage" office:value="0.88389586337431125" table:style-name="ce49">
            <text:p>88,4%</text:p>
          </table:table-cell>
          <table:table-cell office:value-type="float" office:value="324591" table:style-name="ce48">
            <text:p>324.591</text:p>
          </table:table-cell>
          <table:table-cell office:value-type="percentage" office:value="0.8236155339313127" table:style-name="ce49">
            <text:p>82,4%</text:p>
          </table:table-cell>
          <table:table-cell office:value-type="float" office:value="238821" table:style-name="ce48">
            <text:p>238.821</text:p>
          </table:table-cell>
          <table:table-cell office:value-type="percentage" office:value="0.76334294353420995" table:style-name="ce49">
            <text:p>76,3%</text:p>
          </table:table-cell>
          <table:table-cell office:value-type="float" office:value="199386" table:style-name="ce48">
            <text:p>199.386</text:p>
          </table:table-cell>
          <table:table-cell office:value-type="percentage" office:value="0.78291599750266028" table:style-name="ce49">
            <text:p>78,3%</text:p>
          </table:table-cell>
          <table:table-cell office:value-type="float" office:value="170754" table:style-name="ce48">
            <text:p>170.754</text:p>
          </table:table-cell>
          <table:table-cell office:value-type="percentage" office:value="0.92667625430765477" table:style-name="ce49">
            <text:p>92,7%</text:p>
          </table:table-cell>
          <table:table-cell office:value-type="float" office:value="1739112" table:style-name="ce48">
            <text:p>1.739.11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2254153280554" table:style-name="ce49">
            <text:p>85,5%</text:p>
          </table:table-cell>
          <table:table-cell office:value-type="percentage" office:value="0.77487792782737597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67" table:style-name="ce48">
            <text:p>42.567</text:p>
          </table:table-cell>
          <table:table-cell office:value-type="percentage" office:value="1" table:style-name="ce49">
            <text:p>100,0%</text:p>
          </table:table-cell>
          <table:table-cell office:value-type="float" office:value="56196" table:style-name="ce48">
            <text:p>56.196</text:p>
          </table:table-cell>
          <table:table-cell office:value-type="percentage" office:value="1" table:style-name="ce49">
            <text:p>100,0%</text:p>
          </table:table-cell>
          <table:table-cell office:value-type="float" office:value="77252" table:style-name="ce48">
            <text:p>77.252</text:p>
          </table:table-cell>
          <table:table-cell office:value-type="percentage" office:value="0.97470254993249805" table:style-name="ce49">
            <text:p>97,5%</text:p>
          </table:table-cell>
          <table:table-cell office:value-type="float" office:value="85129" table:style-name="ce48">
            <text:p>85.129</text:p>
          </table:table-cell>
          <table:table-cell office:value-type="percentage" office:value="0.93579201934703748" table:style-name="ce49">
            <text:p>93,6%</text:p>
          </table:table-cell>
          <table:table-cell office:value-type="float" office:value="89429" table:style-name="ce48">
            <text:p>89.429</text:p>
          </table:table-cell>
          <table:table-cell office:value-type="percentage" office:value="0.91829421066683092" table:style-name="ce49">
            <text:p>91,8%</text:p>
          </table:table-cell>
          <table:table-cell office:value-type="float" office:value="56752" table:style-name="ce48">
            <text:p>56.752</text:p>
          </table:table-cell>
          <table:table-cell office:value-type="percentage" office:value="0.84505196700318652" table:style-name="ce49">
            <text:p>84,5%</text:p>
          </table:table-cell>
          <table:table-cell office:value-type="float" office:value="43347" table:style-name="ce48">
            <text:p>43.347</text:p>
          </table:table-cell>
          <table:table-cell office:value-type="percentage" office:value="0.85206298036286443" table:style-name="ce49">
            <text:p>85,2%</text:p>
          </table:table-cell>
          <table:table-cell office:value-type="float" office:value="42923" table:style-name="ce48">
            <text:p>42.923</text:p>
          </table:table-cell>
          <table:table-cell office:value-type="percentage" office:value="0.94788331161804651" table:style-name="ce49">
            <text:p>94,8%</text:p>
          </table:table-cell>
          <table:table-cell office:value-type="float" office:value="493595" table:style-name="ce48">
            <text:p>493.59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5027264344612" table:style-name="ce49">
            <text:p>93,7%</text:p>
          </table:table-cell>
          <table:table-cell office:value-type="percentage" office:value="0.84569651592122064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87" table:style-name="ce48">
            <text:p>229.987</text:p>
          </table:table-cell>
          <table:table-cell office:value-type="percentage" office:value="1" table:style-name="ce49">
            <text:p>100,0%</text:p>
          </table:table-cell>
          <table:table-cell office:value-type="float" office:value="252312" table:style-name="ce48">
            <text:p>252.312</text:p>
          </table:table-cell>
          <table:table-cell office:value-type="percentage" office:value="1" table:style-name="ce49">
            <text:p>100,0%</text:p>
          </table:table-cell>
          <table:table-cell office:value-type="float" office:value="324550" table:style-name="ce48">
            <text:p>324.550</text:p>
          </table:table-cell>
          <table:table-cell office:value-type="percentage" office:value="0.99177064138881499" table:style-name="ce49">
            <text:p>99,2%</text:p>
          </table:table-cell>
          <table:table-cell office:value-type="float" office:value="357757" table:style-name="ce48">
            <text:p>357.757</text:p>
          </table:table-cell>
          <table:table-cell office:value-type="percentage" office:value="0.93849471279082275" table:style-name="ce49">
            <text:p>93,8%</text:p>
          </table:table-cell>
          <table:table-cell office:value-type="float" office:value="325970" table:style-name="ce48">
            <text:p>325.970</text:p>
          </table:table-cell>
          <table:table-cell office:value-type="percentage" office:value="0.90496443662167336" table:style-name="ce49">
            <text:p>90,5%</text:p>
          </table:table-cell>
          <table:table-cell office:value-type="float" office:value="218653" table:style-name="ce48">
            <text:p>218.653</text:p>
          </table:table-cell>
          <table:table-cell office:value-type="percentage" office:value="0.844539632756796" table:style-name="ce49">
            <text:p>84,5%</text:p>
          </table:table-cell>
          <table:table-cell office:value-type="float" office:value="180572" table:style-name="ce48">
            <text:p>180.572</text:p>
          </table:table-cell>
          <table:table-cell office:value-type="percentage" office:value="0.85264355767096833" table:style-name="ce49">
            <text:p>85,3%</text:p>
          </table:table-cell>
          <table:table-cell office:value-type="float" office:value="155000" table:style-name="ce48">
            <text:p>155.000</text:p>
          </table:table-cell>
          <table:table-cell office:value-type="percentage" office:value="0.92153295520755296" table:style-name="ce49">
            <text:p>92,2%</text:p>
          </table:table-cell>
          <table:table-cell office:value-type="float" office:value="2044801" table:style-name="ce48">
            <text:p>2.044.801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37234600388831" table:style-name="ce49">
            <text:p>94,1%</text:p>
          </table:table-cell>
          <table:table-cell office:value-type="percentage" office:value="0.85676653751766596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6" table:style-name="ce48">
            <text:p>139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59970" table:style-name="ce48">
            <text:p>159.970</text:p>
          </table:table-cell>
          <table:table-cell office:value-type="percentage" office:value="1" table:style-name="ce49">
            <text:p>100,0%</text:p>
          </table:table-cell>
          <table:table-cell office:value-type="float" office:value="226254" table:style-name="ce48">
            <text:p>226.254</text:p>
          </table:table-cell>
          <table:table-cell office:value-type="percentage" office:value="0.9922202536530601" table:style-name="ce49">
            <text:p>99,2%</text:p>
          </table:table-cell>
          <table:table-cell office:value-type="float" office:value="290809" table:style-name="ce48">
            <text:p>290.809</text:p>
          </table:table-cell>
          <table:table-cell office:value-type="percentage" office:value="0.93385505142787417" table:style-name="ce49">
            <text:p>93,4%</text:p>
          </table:table-cell>
          <table:table-cell office:value-type="float" office:value="292720" table:style-name="ce48">
            <text:p>292.720</text:p>
          </table:table-cell>
          <table:table-cell office:value-type="percentage" office:value="0.88520356476483375" table:style-name="ce49">
            <text:p>88,5%</text:p>
          </table:table-cell>
          <table:table-cell office:value-type="float" office:value="212547" table:style-name="ce48">
            <text:p>212.547</text:p>
          </table:table-cell>
          <table:table-cell office:value-type="percentage" office:value="0.82462143696823675" table:style-name="ce49">
            <text:p>82,5%</text:p>
          </table:table-cell>
          <table:table-cell office:value-type="float" office:value="180825" table:style-name="ce48">
            <text:p>180.825</text:p>
          </table:table-cell>
          <table:table-cell office:value-type="percentage" office:value="0.82571509461532844" table:style-name="ce49">
            <text:p>82,6%</text:p>
          </table:table-cell>
          <table:table-cell office:value-type="float" office:value="159573" table:style-name="ce48">
            <text:p>159.573</text:p>
          </table:table-cell>
          <table:table-cell office:value-type="percentage" office:value="0.89740518288567961" table:style-name="ce49">
            <text:p>89,7%</text:p>
          </table:table-cell>
          <table:table-cell office:value-type="float" office:value="1662144" table:style-name="ce48">
            <text:p>1.662.14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23620629464975" table:style-name="ce49">
            <text:p>91,5%</text:p>
          </table:table-cell>
          <table:table-cell office:value-type="percentage" office:value="0.8113338696198874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49" table:style-name="ce48">
            <text:p>461.049</text:p>
          </table:table-cell>
          <table:table-cell office:value-type="percentage" office:value="1" table:style-name="ce49">
            <text:p>100,0%</text:p>
          </table:table-cell>
          <table:table-cell office:value-type="float" office:value="621994" table:style-name="ce48">
            <text:p>621.994</text:p>
          </table:table-cell>
          <table:table-cell office:value-type="percentage" office:value="0.97838410912705898" table:style-name="ce49">
            <text:p>97,8%</text:p>
          </table:table-cell>
          <table:table-cell office:value-type="float" office:value="809775" table:style-name="ce48">
            <text:p>809.775</text:p>
          </table:table-cell>
          <table:table-cell office:value-type="percentage" office:value="0.9499005259922767" table:style-name="ce49">
            <text:p>95,0%</text:p>
          </table:table-cell>
          <table:table-cell office:value-type="float" office:value="1044528" table:style-name="ce48">
            <text:p>1.044.528</text:p>
          </table:table-cell>
          <table:table-cell office:value-type="percentage" office:value="0.95181979969035935" table:style-name="ce49">
            <text:p>95,2%</text:p>
          </table:table-cell>
          <table:table-cell office:value-type="float" office:value="1165814" table:style-name="ce48">
            <text:p>1.165.814</text:p>
          </table:table-cell>
          <table:table-cell office:value-type="percentage" office:value="0.91398399096846017" table:style-name="ce49">
            <text:p>91,4%</text:p>
          </table:table-cell>
          <table:table-cell office:value-type="float" office:value="831816" table:style-name="ce48">
            <text:p>831.816</text:p>
          </table:table-cell>
          <table:table-cell office:value-type="percentage" office:value="0.86053373169409531" table:style-name="ce49">
            <text:p>86,1%</text:p>
          </table:table-cell>
          <table:table-cell office:value-type="float" office:value="698331" table:style-name="ce48">
            <text:p>698.331</text:p>
          </table:table-cell>
          <table:table-cell office:value-type="percentage" office:value="0.84232777555970761" table:style-name="ce49">
            <text:p>84,2%</text:p>
          </table:table-cell>
          <table:table-cell office:value-type="float" office:value="604216" table:style-name="ce48">
            <text:p>604.216</text:p>
          </table:table-cell>
          <table:table-cell office:value-type="percentage" office:value="0.89998406227331562" table:style-name="ce49">
            <text:p>90,0%</text:p>
          </table:table-cell>
          <table:table-cell office:value-type="float" office:value="6237523" table:style-name="ce48">
            <text:p>6.237.523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66120027471043" table:style-name="ce49">
            <text:p>92,0%</text:p>
          </table:table-cell>
          <table:table-cell office:value-type="percentage" office:value="0.81310354384088235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103" table:style-name="ce48">
            <text:p>298.103</text:p>
          </table:table-cell>
          <table:table-cell office:value-type="percentage" office:value="1" table:style-name="ce49">
            <text:p>100,0%</text:p>
          </table:table-cell>
          <table:table-cell office:value-type="float" office:value="436331" table:style-name="ce48">
            <text:p>436.331</text:p>
          </table:table-cell>
          <table:table-cell office:value-type="percentage" office:value="0.99216646656479668" table:style-name="ce49">
            <text:p>99,2%</text:p>
          </table:table-cell>
          <table:table-cell office:value-type="float" office:value="574614" table:style-name="ce48">
            <text:p>574.614</text:p>
          </table:table-cell>
          <table:table-cell office:value-type="percentage" office:value="0.96227685299929666" table:style-name="ce49">
            <text:p>96,2%</text:p>
          </table:table-cell>
          <table:table-cell office:value-type="float" office:value="721555" table:style-name="ce48">
            <text:p>721.555</text:p>
          </table:table-cell>
          <table:table-cell office:value-type="percentage" office:value="0.94655488156831469" table:style-name="ce49">
            <text:p>94,7%</text:p>
          </table:table-cell>
          <table:table-cell office:value-type="float" office:value="765504" table:style-name="ce48">
            <text:p>765.504</text:p>
          </table:table-cell>
          <table:table-cell office:value-type="percentage" office:value="0.91053057903732859" table:style-name="ce49">
            <text:p>91,1%</text:p>
          </table:table-cell>
          <table:table-cell office:value-type="float" office:value="529375" table:style-name="ce48">
            <text:p>529.375</text:p>
          </table:table-cell>
          <table:table-cell office:value-type="percentage" office:value="0.86228521259249968" table:style-name="ce49">
            <text:p>86,2%</text:p>
          </table:table-cell>
          <table:table-cell office:value-type="float" office:value="446661" table:style-name="ce48">
            <text:p>446.661</text:p>
          </table:table-cell>
          <table:table-cell office:value-type="percentage" office:value="0.87106965460349906" table:style-name="ce49">
            <text:p>87,1%</text:p>
          </table:table-cell>
          <table:table-cell office:value-type="float" office:value="398140" table:style-name="ce48">
            <text:p>398.140</text:p>
          </table:table-cell>
          <table:table-cell office:value-type="percentage" office:value="0.91998271595239034" table:style-name="ce49">
            <text:p>92,0%</text:p>
          </table:table-cell>
          <table:table-cell office:value-type="float" office:value="4170283" table:style-name="ce48">
            <text:p>4.170.28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37463540950116" table:style-name="ce49">
            <text:p>92,8%</text:p>
          </table:table-cell>
          <table:table-cell office:value-type="percentage" office:value="0.82628211161184417" table:style-name="ce4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17" table:style-name="ce48">
            <text:p>78.417</text:p>
          </table:table-cell>
          <table:table-cell office:value-type="percentage" office:value="1" table:style-name="ce49">
            <text:p>100,0%</text:p>
          </table:table-cell>
          <table:table-cell office:value-type="float" office:value="96148" table:style-name="ce48">
            <text:p>96.148</text:p>
          </table:table-cell>
          <table:table-cell office:value-type="percentage" office:value="1" table:style-name="ce49">
            <text:p>100,0%</text:p>
          </table:table-cell>
          <table:table-cell office:value-type="float" office:value="133452" table:style-name="ce48">
            <text:p>133.452</text:p>
          </table:table-cell>
          <table:table-cell office:value-type="percentage" office:value="1" table:style-name="ce49">
            <text:p>100,0%</text:p>
          </table:table-cell>
          <table:table-cell office:value-type="float" office:value="162323" table:style-name="ce48">
            <text:p>162.323</text:p>
          </table:table-cell>
          <table:table-cell office:value-type="percentage" office:value="0.96647871726018586" table:style-name="ce49">
            <text:p>96,6%</text:p>
          </table:table-cell>
          <table:table-cell office:value-type="float" office:value="147311" table:style-name="ce48">
            <text:p>147.311</text:p>
          </table:table-cell>
          <table:table-cell office:value-type="percentage" office:value="0.93509420069063576" table:style-name="ce49">
            <text:p>93,5%</text:p>
          </table:table-cell>
          <table:table-cell office:value-type="float" office:value="114738" table:style-name="ce48">
            <text:p>114.738</text:p>
          </table:table-cell>
          <table:table-cell office:value-type="percentage" office:value="0.88367400378922079" table:style-name="ce49">
            <text:p>88,4%</text:p>
          </table:table-cell>
          <table:table-cell office:value-type="float" office:value="95543" table:style-name="ce48">
            <text:p>95.543</text:p>
          </table:table-cell>
          <table:table-cell office:value-type="percentage" office:value="0.84922581906742756" table:style-name="ce49">
            <text:p>84,9%</text:p>
          </table:table-cell>
          <table:table-cell office:value-type="float" office:value="80976" table:style-name="ce48">
            <text:p>80.976</text:p>
          </table:table-cell>
          <table:table-cell office:value-type="percentage" office:value="0.94477826132611509" table:style-name="ce49">
            <text:p>94,5%</text:p>
          </table:table-cell>
          <table:table-cell office:value-type="float" office:value="908908" table:style-name="ce48">
            <text:p>908.90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685605701712828" table:style-name="ce49">
            <text:p>95,7%</text:p>
          </table:table-cell>
          <table:table-cell office:value-type="percentage" office:value="0.85908209743109398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61" table:style-name="ce48">
            <text:p>243.061</text:p>
          </table:table-cell>
          <table:table-cell office:value-type="percentage" office:value="1" table:style-name="ce49">
            <text:p>100,0%</text:p>
          </table:table-cell>
          <table:table-cell office:value-type="float" office:value="292332" table:style-name="ce48">
            <text:p>292.332</text:p>
          </table:table-cell>
          <table:table-cell office:value-type="percentage" office:value="1" table:style-name="ce49">
            <text:p>100,0%</text:p>
          </table:table-cell>
          <table:table-cell office:value-type="float" office:value="348193" table:style-name="ce48">
            <text:p>348.193</text:p>
          </table:table-cell>
          <table:table-cell office:value-type="percentage" office:value="0.98480340304214775" table:style-name="ce49">
            <text:p>98,5%</text:p>
          </table:table-cell>
          <table:table-cell office:value-type="float" office:value="393746" table:style-name="ce48">
            <text:p>393.746</text:p>
          </table:table-cell>
          <table:table-cell office:value-type="percentage" office:value="0.96223362658846534" table:style-name="ce49">
            <text:p>96,2%</text:p>
          </table:table-cell>
          <table:table-cell office:value-type="float" office:value="412433" table:style-name="ce48">
            <text:p>412.433</text:p>
          </table:table-cell>
          <table:table-cell office:value-type="percentage" office:value="0.93134268365109507" table:style-name="ce49">
            <text:p>93,1%</text:p>
          </table:table-cell>
          <table:table-cell office:value-type="float" office:value="268775" table:style-name="ce48">
            <text:p>268.775</text:p>
          </table:table-cell>
          <table:table-cell office:value-type="percentage" office:value="0.87095509368174773" table:style-name="ce49">
            <text:p>87,1%</text:p>
          </table:table-cell>
          <table:table-cell office:value-type="float" office:value="204530" table:style-name="ce48">
            <text:p>204.530</text:p>
          </table:table-cell>
          <table:table-cell office:value-type="percentage" office:value="0.88786344970090558" table:style-name="ce49">
            <text:p>88,8%</text:p>
          </table:table-cell>
          <table:table-cell office:value-type="float" office:value="176660" table:style-name="ce48">
            <text:p>176.660</text:p>
          </table:table-cell>
          <table:table-cell office:value-type="percentage" office:value="0.96354393926171567" table:style-name="ce49">
            <text:p>96,4%</text:p>
          </table:table-cell>
          <table:table-cell office:value-type="float" office:value="2339730" table:style-name="ce48">
            <text:p>2.339.73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60953525611669" table:style-name="ce49">
            <text:p>95,3%</text:p>
          </table:table-cell>
          <table:table-cell office:value-type="percentage" office:value="0.86757047784176955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0" table:style-name="ce48">
            <text:p>23.470</text:p>
          </table:table-cell>
          <table:table-cell office:value-type="percentage" office:value="1" table:style-name="ce49">
            <text:p>100,0%</text:p>
          </table:table-cell>
          <table:table-cell office:value-type="float" office:value="28781" table:style-name="ce48">
            <text:p>28.781</text:p>
          </table:table-cell>
          <table:table-cell office:value-type="percentage" office:value="1" table:style-name="ce49">
            <text:p>100,0%</text:p>
          </table:table-cell>
          <table:table-cell office:value-type="float" office:value="38501" table:style-name="ce48">
            <text:p>38.501</text:p>
          </table:table-cell>
          <table:table-cell office:value-type="percentage" office:value="0.99707360024861447" table:style-name="ce49">
            <text:p>99,7%</text:p>
          </table:table-cell>
          <table:table-cell office:value-type="float" office:value="45911" table:style-name="ce48">
            <text:p>45.911</text:p>
          </table:table-cell>
          <table:table-cell office:value-type="percentage" office:value="0.9665473684210526" table:style-name="ce49">
            <text:p>96,7%</text:p>
          </table:table-cell>
          <table:table-cell office:value-type="float" office:value="48433" table:style-name="ce48">
            <text:p>48.433</text:p>
          </table:table-cell>
          <table:table-cell office:value-type="percentage" office:value="0.93637383033021426" table:style-name="ce49">
            <text:p>93,6%</text:p>
          </table:table-cell>
          <table:table-cell office:value-type="float" office:value="32461" table:style-name="ce48">
            <text:p>32.461</text:p>
          </table:table-cell>
          <table:table-cell office:value-type="percentage" office:value="0.87647154120315374" table:style-name="ce49">
            <text:p>87,6%</text:p>
          </table:table-cell>
          <table:table-cell office:value-type="float" office:value="25739" table:style-name="ce48">
            <text:p>25.739</text:p>
          </table:table-cell>
          <table:table-cell office:value-type="percentage" office:value="0.85324537558841085" table:style-name="ce49">
            <text:p>85,3%</text:p>
          </table:table-cell>
          <table:table-cell office:value-type="float" office:value="25055" table:style-name="ce48">
            <text:p>25.055</text:p>
          </table:table-cell>
          <table:table-cell office:value-type="percentage" office:value="0.96421012122378291" table:style-name="ce49">
            <text:p>96,4%</text:p>
          </table:table-cell>
          <table:table-cell office:value-type="float" office:value="268351" table:style-name="ce48">
            <text:p>268.35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336064146881294" table:style-name="ce49">
            <text:p>95,3%</text:p>
          </table:table-cell>
          <table:table-cell office:value-type="percentage" office:value="0.84873930975153078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16" table:style-name="ce48">
            <text:p>375.716</text:p>
          </table:table-cell>
          <table:table-cell office:value-type="percentage" office:value="1" table:style-name="ce49">
            <text:p>100,0%</text:p>
          </table:table-cell>
          <table:table-cell office:value-type="float" office:value="513628" table:style-name="ce48">
            <text:p>513.628</text:p>
          </table:table-cell>
          <table:table-cell office:value-type="percentage" office:value="0.9745337254529931" table:style-name="ce49">
            <text:p>97,5%</text:p>
          </table:table-cell>
          <table:table-cell office:value-type="float" office:value="695473" table:style-name="ce48">
            <text:p>695.473</text:p>
          </table:table-cell>
          <table:table-cell office:value-type="percentage" office:value="0.96532067101760266" table:style-name="ce49">
            <text:p>96,5%</text:p>
          </table:table-cell>
          <table:table-cell office:value-type="float" office:value="953105" table:style-name="ce48">
            <text:p>953.105</text:p>
          </table:table-cell>
          <table:table-cell office:value-type="percentage" office:value="0.9629667424090107" table:style-name="ce49">
            <text:p>96,3%</text:p>
          </table:table-cell>
          <table:table-cell office:value-type="float" office:value="1056955" table:style-name="ce48">
            <text:p>1.056.955</text:p>
          </table:table-cell>
          <table:table-cell office:value-type="percentage" office:value="0.91429483414400803" table:style-name="ce49">
            <text:p>91,4%</text:p>
          </table:table-cell>
          <table:table-cell office:value-type="float" office:value="785607" table:style-name="ce48">
            <text:p>785.607</text:p>
          </table:table-cell>
          <table:table-cell office:value-type="percentage" office:value="0.87207885050019762" table:style-name="ce49">
            <text:p>87,2%</text:p>
          </table:table-cell>
          <table:table-cell office:value-type="float" office:value="641158" table:style-name="ce48">
            <text:p>641.158</text:p>
          </table:table-cell>
          <table:table-cell office:value-type="percentage" office:value="0.87166324295737785" table:style-name="ce49">
            <text:p>87,2%</text:p>
          </table:table-cell>
          <table:table-cell office:value-type="float" office:value="500846" table:style-name="ce48">
            <text:p>500.846</text:p>
          </table:table-cell>
          <table:table-cell office:value-type="percentage" office:value="0.87753793320951745" table:style-name="ce49">
            <text:p>87,8%</text:p>
          </table:table-cell>
          <table:table-cell office:value-type="float" office:value="5522488" table:style-name="ce48">
            <text:p>5.522.488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89919456136316" table:style-name="ce49">
            <text:p>92,5%</text:p>
          </table:table-cell>
          <table:table-cell office:value-type="percentage" office:value="0.8174405861132048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4" table:style-name="ce48">
            <text:p>74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04026" table:style-name="ce48">
            <text:p>104.026</text:p>
          </table:table-cell>
          <table:table-cell office:value-type="percentage" office:value="1" table:style-name="ce49">
            <text:p>100,0%</text:p>
          </table:table-cell>
          <table:table-cell office:value-type="float" office:value="150002" table:style-name="ce48">
            <text:p>150.002</text:p>
          </table:table-cell>
          <table:table-cell office:value-type="percentage" office:value="0.97695078187585072" table:style-name="ce49">
            <text:p>97,7%</text:p>
          </table:table-cell>
          <table:table-cell office:value-type="float" office:value="209967" table:style-name="ce48">
            <text:p>209.967</text:p>
          </table:table-cell>
          <table:table-cell office:value-type="percentage" office:value="0.96269652411933815" table:style-name="ce49">
            <text:p>96,3%</text:p>
          </table:table-cell>
          <table:table-cell office:value-type="float" office:value="236801" table:style-name="ce48">
            <text:p>236.801</text:p>
          </table:table-cell>
          <table:table-cell office:value-type="percentage" office:value="0.93794461080216107" table:style-name="ce49">
            <text:p>93,8%</text:p>
          </table:table-cell>
          <table:table-cell office:value-type="float" office:value="174913" table:style-name="ce48">
            <text:p>174.913</text:p>
          </table:table-cell>
          <table:table-cell office:value-type="percentage" office:value="0.87863307111928224" table:style-name="ce49">
            <text:p>87,9%</text:p>
          </table:table-cell>
          <table:table-cell office:value-type="float" office:value="150487" table:style-name="ce48">
            <text:p>150.487</text:p>
          </table:table-cell>
          <table:table-cell office:value-type="percentage" office:value="0.86517112320986089" table:style-name="ce49">
            <text:p>86,5%</text:p>
          </table:table-cell>
          <table:table-cell office:value-type="float" office:value="131786" table:style-name="ce48">
            <text:p>131.786</text:p>
          </table:table-cell>
          <table:table-cell office:value-type="percentage" office:value="0.91128229241577696" table:style-name="ce49">
            <text:p>91,1%</text:p>
          </table:table-cell>
          <table:table-cell office:value-type="float" office:value="1232286" table:style-name="ce48">
            <text:p>1.232.2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4051808799846" table:style-name="ce49">
            <text:p>93,5%</text:p>
          </table:table-cell>
          <table:table-cell office:value-type="percentage" office:value="0.8144243911079153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7" table:style-name="ce48">
            <text:p>42.577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29" table:style-name="ce48">
            <text:p>72.629</text:p>
          </table:table-cell>
          <table:table-cell office:value-type="percentage" office:value="0.95981234306858731" table:style-name="ce49">
            <text:p>96,0%</text:p>
          </table:table-cell>
          <table:table-cell office:value-type="float" office:value="92533" table:style-name="ce48">
            <text:p>92.533</text:p>
          </table:table-cell>
          <table:table-cell office:value-type="percentage" office:value="0.94713300169911363" table:style-name="ce49">
            <text:p>94,7%</text:p>
          </table:table-cell>
          <table:table-cell office:value-type="float" office:value="96580" table:style-name="ce48">
            <text:p>96.580</text:p>
          </table:table-cell>
          <table:table-cell office:value-type="percentage" office:value="0.91351929097736539" table:style-name="ce49">
            <text:p>91,4%</text:p>
          </table:table-cell>
          <table:table-cell office:value-type="float" office:value="65987" table:style-name="ce48">
            <text:p>65.987</text:p>
          </table:table-cell>
          <table:table-cell office:value-type="percentage" office:value="0.86000078197291763" table:style-name="ce49">
            <text:p>86,0%</text:p>
          </table:table-cell>
          <table:table-cell office:value-type="float" office:value="59963" table:style-name="ce48">
            <text:p>59.963</text:p>
          </table:table-cell>
          <table:table-cell office:value-type="percentage" office:value="0.87152989738670383" table:style-name="ce49">
            <text:p>87,2%</text:p>
          </table:table-cell>
          <table:table-cell office:value-type="float" office:value="52822" table:style-name="ce48">
            <text:p>52.822</text:p>
          </table:table-cell>
          <table:table-cell office:value-type="percentage" office:value="0.91830809617357134" table:style-name="ce49">
            <text:p>91,8%</text:p>
          </table:table-cell>
          <table:table-cell office:value-type="float" office:value="539097" table:style-name="ce48">
            <text:p>539.09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19882655892883" table:style-name="ce49">
            <text:p>92,9%</text:p>
          </table:table-cell>
          <table:table-cell office:value-type="percentage" office:value="0.81972739464824973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63" table:style-name="ce48">
            <text:p>164.763</text:p>
          </table:table-cell>
          <table:table-cell office:value-type="percentage" office:value="1" table:style-name="ce49">
            <text:p>100,0%</text:p>
          </table:table-cell>
          <table:table-cell office:value-type="float" office:value="214410" table:style-name="ce48">
            <text:p>214.410</text:p>
          </table:table-cell>
          <table:table-cell office:value-type="percentage" office:value="0.99095976262444196" table:style-name="ce49">
            <text:p>99,1%</text:p>
          </table:table-cell>
          <table:table-cell office:value-type="float" office:value="280232" table:style-name="ce48">
            <text:p>280.232</text:p>
          </table:table-cell>
          <table:table-cell office:value-type="percentage" office:value="0.98616639041676779" table:style-name="ce49">
            <text:p>98,6%</text:p>
          </table:table-cell>
          <table:table-cell office:value-type="float" office:value="327091" table:style-name="ce48">
            <text:p>327.091</text:p>
          </table:table-cell>
          <table:table-cell office:value-type="percentage" office:value="0.96925328995131377" table:style-name="ce49">
            <text:p>96,9%</text:p>
          </table:table-cell>
          <table:table-cell office:value-type="float" office:value="326428" table:style-name="ce48">
            <text:p>326.428</text:p>
          </table:table-cell>
          <table:table-cell office:value-type="percentage" office:value="0.93783901811161163" table:style-name="ce49">
            <text:p>93,8%</text:p>
          </table:table-cell>
          <table:table-cell office:value-type="float" office:value="212024" table:style-name="ce48">
            <text:p>212.024</text:p>
          </table:table-cell>
          <table:table-cell office:value-type="percentage" office:value="0.89222547183706102" table:style-name="ce49">
            <text:p>89,2%</text:p>
          </table:table-cell>
          <table:table-cell office:value-type="float" office:value="175340" table:style-name="ce48">
            <text:p>175.340</text:p>
          </table:table-cell>
          <table:table-cell office:value-type="percentage" office:value="0.8801546068318149" table:style-name="ce49">
            <text:p>88,0%</text:p>
          </table:table-cell>
          <table:table-cell office:value-type="float" office:value="159656" table:style-name="ce48">
            <text:p>159.656</text:p>
          </table:table-cell>
          <table:table-cell office:value-type="percentage" office:value="0.92384429772533949" table:style-name="ce49">
            <text:p>92,4%</text:p>
          </table:table-cell>
          <table:table-cell office:value-type="float" office:value="1859944" table:style-name="ce48">
            <text:p>1.859.944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25490153959613" table:style-name="ce49">
            <text:p>95,1%</text:p>
          </table:table-cell>
          <table:table-cell office:value-type="percentage" office:value="0.85087935997306385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8" table:style-name="ce48">
            <text:p>10.978</text:p>
          </table:table-cell>
          <table:table-cell office:value-type="percentage" office:value="0.94990049320757985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7" table:style-name="ce48">
            <text:p>9.727</text:p>
          </table:table-cell>
          <table:table-cell office:value-type="percentage" office:value="0.85332046670760597" table:style-name="ce49">
            <text:p>85,3%</text:p>
          </table:table-cell>
          <table:table-cell office:value-type="float" office:value="9818" table:style-name="ce48">
            <text:p>9.818</text:p>
          </table:table-cell>
          <table:table-cell office:value-type="percentage" office:value="0.903635526921307" table:style-name="ce49">
            <text:p>90,4%</text:p>
          </table:table-cell>
          <table:table-cell office:value-type="float" office:value="9598" table:style-name="ce48">
            <text:p>9.598</text:p>
          </table:table-cell>
          <table:table-cell office:value-type="percentage" office:value="1.0341558021764896" table:style-name="ce49">
            <text:p>103,4%</text:p>
          </table:table-cell>
          <table:table-cell office:value-type="float" office:value="66352" table:style-name="ce48">
            <text:p>66.35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15365554914187" table:style-name="ce49">
            <text:p>93,4%</text:p>
          </table:table-cell>
          <table:table-cell office:value-type="percentage" office:value="0.79447298154866675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5" table:style-name="ce48">
            <text:p>7.525</text:p>
          </table:table-cell>
          <table:table-cell office:value-type="percentage" office:value="0.94003747657713932" table:style-name="ce49">
            <text:p>94,0%</text:p>
          </table:table-cell>
          <table:table-cell office:value-type="float" office:value="10180" table:style-name="ce48">
            <text:p>10.180</text:p>
          </table:table-cell>
          <table:table-cell office:value-type="percentage" office:value="0.94250532358114991" table:style-name="ce49">
            <text:p>94,3%</text:p>
          </table:table-cell>
          <table:table-cell office:value-type="float" office:value="10694" table:style-name="ce48">
            <text:p>10.694</text:p>
          </table:table-cell>
          <table:table-cell office:value-type="percentage" office:value="0.9790350636272086" table:style-name="ce49">
            <text:p>97,9%</text:p>
          </table:table-cell>
          <table:table-cell office:value-type="float" office:value="9303" table:style-name="ce48">
            <text:p>9.303</text:p>
          </table:table-cell>
          <table:table-cell office:value-type="percentage" office:value="0.84943389335281227" table:style-name="ce49">
            <text:p>84,9%</text:p>
          </table:table-cell>
          <table:table-cell office:value-type="float" office:value="9699" table:style-name="ce48">
            <text:p>9.699</text:p>
          </table:table-cell>
          <table:table-cell office:value-type="percentage" office:value="0.82961252245316908" table:style-name="ce49">
            <text:p>83,0%</text:p>
          </table:table-cell>
          <table:table-cell office:value-type="float" office:value="8817" table:style-name="ce48">
            <text:p>8.817</text:p>
          </table:table-cell>
          <table:table-cell office:value-type="percentage" office:value="0.92035490605427972" table:style-name="ce49">
            <text:p>92,0%</text:p>
          </table:table-cell>
          <table:table-cell office:value-type="float" office:value="61752" table:style-name="ce48">
            <text:p>61.752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457914628072544" table:style-name="ce49">
            <text:p>90,5%</text:p>
          </table:table-cell>
          <table:table-cell office:value-type="percentage" office:value="0.7349503701411535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9" table:style-name="ce48">
            <text:p>3.699</text:p>
          </table:table-cell>
          <table:table-cell office:value-type="string" table:style-name="ce49">
            <text:p>-</text:p>
          </table:table-cell>
          <table:table-cell office:value-type="float" office:value="9663" table:style-name="ce48">
            <text:p>9.663</text:p>
          </table:table-cell>
          <table:table-cell office:value-type="string" table:style-name="ce49">
            <text:p>-</text:p>
          </table:table-cell>
          <table:table-cell office:value-type="float" office:value="22648" table:style-name="ce48">
            <text:p>22.648</text:p>
          </table:table-cell>
          <table:table-cell office:value-type="string" table:style-name="ce49">
            <text:p>-</text:p>
          </table:table-cell>
          <table:table-cell office:value-type="float" office:value="32641" table:style-name="ce48">
            <text:p>32.641</text:p>
          </table:table-cell>
          <table:table-cell office:value-type="string" table:style-name="ce49">
            <text:p>-</text:p>
          </table:table-cell>
          <table:table-cell office:value-type="float" office:value="25065" table:style-name="ce48">
            <text:p>25.065</text:p>
          </table:table-cell>
          <table:table-cell office:value-type="string" table:style-name="ce49">
            <text:p>-</text:p>
          </table:table-cell>
          <table:table-cell office:value-type="float" office:value="1230" table:style-name="ce48">
            <text:p>1.230</text:p>
          </table:table-cell>
          <table:table-cell office:value-type="string" table:style-name="ce49">
            <text:p>-</text:p>
          </table:table-cell>
          <table:table-cell office:value-type="float" office:value="94996" table:style-name="ce48">
            <text:p>94.99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9" table:style-name="ce51">
            <text:p>319</text:p>
          </table:table-cell>
          <table:table-cell office:value-type="string" table:style-name="ce52">
            <text:p>-</text:p>
          </table:table-cell>
          <table:table-cell office:value-type="float" office:value="918" table:style-name="ce51">
            <text:p>918</text:p>
          </table:table-cell>
          <table:table-cell office:value-type="string" table:style-name="ce52">
            <text:p>-</text:p>
          </table:table-cell>
          <table:table-cell office:value-type="float" office:value="1935" table:style-name="ce51">
            <text:p>1.935</text:p>
          </table:table-cell>
          <table:table-cell office:value-type="string" table:style-name="ce52">
            <text:p>-</text:p>
          </table:table-cell>
          <table:table-cell office:value-type="float" office:value="2393" table:style-name="ce51">
            <text:p>2.393</text:p>
          </table:table-cell>
          <table:table-cell office:value-type="string" table:style-name="ce52">
            <text:p>-</text:p>
          </table:table-cell>
          <table:table-cell office:value-type="float" office:value="2104" table:style-name="ce51">
            <text:p>2.104</text:p>
          </table:table-cell>
          <table:table-cell office:value-type="string" table:style-name="ce52">
            <text:p>-</text:p>
          </table:table-cell>
          <table:table-cell office:value-type="float" office:value="267" table:style-name="ce51">
            <text:p>267</text:p>
          </table:table-cell>
          <table:table-cell office:value-type="string" table:style-name="ce52">
            <text:p>-</text:p>
          </table:table-cell>
          <table:table-cell office:value-type="float" office:value="8021" table:style-name="ce51">
            <text:p>8.021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111" table:style-name="ce55">
            <text:p>2.951.111</text:p>
          </table:table-cell>
          <table:table-cell office:value-type="percentage" office:value="1" table:style-name="ce56">
            <text:p>100,0%</text:p>
          </table:table-cell>
          <table:table-cell office:value-type="float" office:value="3966770" table:style-name="ce55">
            <text:p>3.966.770</text:p>
          </table:table-cell>
          <table:table-cell office:value-type="percentage" office:value="0.99247928795552676" table:style-name="ce56">
            <text:p>99,2%</text:p>
          </table:table-cell>
          <table:table-cell office:value-type="float" office:value="5334230" table:style-name="ce55">
            <text:p>5.334.230</text:p>
          </table:table-cell>
          <table:table-cell office:value-type="percentage" office:value="0.96851112813790252" table:style-name="ce56">
            <text:p>96,9%</text:p>
          </table:table-cell>
          <table:table-cell office:value-type="float" office:value="6767139" table:style-name="ce55">
            <text:p>6.767.139</text:p>
          </table:table-cell>
          <table:table-cell office:value-type="percentage" office:value="0.94914592647054286" table:style-name="ce56">
            <text:p>94,9%</text:p>
          </table:table-cell>
          <table:table-cell office:value-type="float" office:value="7130234" table:style-name="ce55">
            <text:p>7.130.234</text:p>
          </table:table-cell>
          <table:table-cell office:value-type="percentage" office:value="0.91216696124556218" table:style-name="ce56">
            <text:p>91,2%</text:p>
          </table:table-cell>
          <table:table-cell office:value-type="float" office:value="5123230" table:style-name="ce55">
            <text:p>5.123.230</text:p>
          </table:table-cell>
          <table:table-cell office:value-type="percentage" office:value="0.86220342577103404" table:style-name="ce56">
            <text:p>86,2%</text:p>
          </table:table-cell>
          <table:table-cell office:value-type="float" office:value="4242896" table:style-name="ce55">
            <text:p>4.242.896</text:p>
          </table:table-cell>
          <table:table-cell office:value-type="percentage" office:value="0.86157082649268313" table:style-name="ce56">
            <text:p>86,2%</text:p>
          </table:table-cell>
          <table:table-cell office:value-type="float" office:value="3639015" table:style-name="ce55">
            <text:p>3.639.015</text:p>
          </table:table-cell>
          <table:table-cell office:value-type="percentage" office:value="0.91341609182015293" table:style-name="ce56">
            <text:p>91,3%</text:p>
          </table:table-cell>
          <table:table-cell office:value-type="float" office:value="39154625" table:style-name="ce55">
            <text:p>39.154.62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16390590473163" table:style-name="ce56">
            <text:p>92,8%</text:p>
          </table:table-cell>
          <table:table-cell office:value-type="percentage" office:value="0.82606964912980629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17" table:style-name="ce45">
            <text:p>430.517</text:p>
          </table:table-cell>
          <table:table-cell office:value-type="percentage" office:value="1" table:style-name="ce46">
            <text:p>100,0%</text:p>
          </table:table-cell>
          <table:table-cell office:value-type="float" office:value="652549" table:style-name="ce45">
            <text:p>652.549</text:p>
          </table:table-cell>
          <table:table-cell office:value-type="percentage" office:value="0.99728880079104665" table:style-name="ce46">
            <text:p>99,7%</text:p>
          </table:table-cell>
          <table:table-cell office:value-type="float" office:value="930346" table:style-name="ce45">
            <text:p>930.346</text:p>
          </table:table-cell>
          <table:table-cell office:value-type="percentage" office:value="0.97090152771414762" table:style-name="ce46">
            <text:p>97,1%</text:p>
          </table:table-cell>
          <table:table-cell office:value-type="float" office:value="1219055" table:style-name="ce45">
            <text:p>1.219.055</text:p>
          </table:table-cell>
          <table:table-cell office:value-type="percentage" office:value="0.94677191748000722" table:style-name="ce46">
            <text:p>94,7%</text:p>
          </table:table-cell>
          <table:table-cell office:value-type="float" office:value="1261160" table:style-name="ce45">
            <text:p>1.261.160</text:p>
          </table:table-cell>
          <table:table-cell office:value-type="percentage" office:value="0.9110216016920748" table:style-name="ce46">
            <text:p>91,1%</text:p>
          </table:table-cell>
          <table:table-cell office:value-type="float" office:value="943647" table:style-name="ce45">
            <text:p>943.647</text:p>
          </table:table-cell>
          <table:table-cell office:value-type="percentage" office:value="0.85648041838019262" table:style-name="ce46">
            <text:p>85,6%</text:p>
          </table:table-cell>
          <table:table-cell office:value-type="float" office:value="783318" table:style-name="ce45">
            <text:p>783.318</text:p>
          </table:table-cell>
          <table:table-cell office:value-type="percentage" office:value="0.8458134653260081" table:style-name="ce46">
            <text:p>84,6%</text:p>
          </table:table-cell>
          <table:table-cell office:value-type="float" office:value="692201" table:style-name="ce45">
            <text:p>692.201</text:p>
          </table:table-cell>
          <table:table-cell office:value-type="percentage" office:value="0.89565191512927544" table:style-name="ce46">
            <text:p>89,6%</text:p>
          </table:table-cell>
          <table:table-cell office:value-type="float" office:value="6912793" table:style-name="ce45">
            <text:p>6.912.79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072301496869013" table:style-name="ce46">
            <text:p>92,1%</text:p>
          </table:table-cell>
          <table:table-cell office:value-type="percentage" office:value="0.8130577001269198" table:style-name="ce46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494" table:style-name="ce48">
            <text:p>100.494</text:p>
          </table:table-cell>
          <table:table-cell office:value-type="percentage" office:value="1" table:style-name="ce49">
            <text:p>100,0%</text:p>
          </table:table-cell>
          <table:table-cell office:value-type="float" office:value="119165" table:style-name="ce48">
            <text:p>119.165</text:p>
          </table:table-cell>
          <table:table-cell office:value-type="percentage" office:value="0.99615464994775338" table:style-name="ce49">
            <text:p>99,6%</text:p>
          </table:table-cell>
          <table:table-cell office:value-type="float" office:value="154358" table:style-name="ce48">
            <text:p>154.358</text:p>
          </table:table-cell>
          <table:table-cell office:value-type="percentage" office:value="0.9569028578513421" table:style-name="ce49">
            <text:p>95,7%</text:p>
          </table:table-cell>
          <table:table-cell office:value-type="float" office:value="186674" table:style-name="ce48">
            <text:p>186.674</text:p>
          </table:table-cell>
          <table:table-cell office:value-type="percentage" office:value="0.92886500472707367" table:style-name="ce49">
            <text:p>92,9%</text:p>
          </table:table-cell>
          <table:table-cell office:value-type="float" office:value="189552" table:style-name="ce48">
            <text:p>189.552</text:p>
          </table:table-cell>
          <table:table-cell office:value-type="percentage" office:value="0.88726203794286573" table:style-name="ce49">
            <text:p>88,7%</text:p>
          </table:table-cell>
          <table:table-cell office:value-type="float" office:value="128203" table:style-name="ce48">
            <text:p>128.203</text:p>
          </table:table-cell>
          <table:table-cell office:value-type="percentage" office:value="0.80998622676556442" table:style-name="ce49">
            <text:p>81,0%</text:p>
          </table:table-cell>
          <table:table-cell office:value-type="float" office:value="106507" table:style-name="ce48">
            <text:p>106.507</text:p>
          </table:table-cell>
          <table:table-cell office:value-type="percentage" office:value="0.81428615116439085" table:style-name="ce49">
            <text:p>81,4%</text:p>
          </table:table-cell>
          <table:table-cell office:value-type="float" office:value="90267" table:style-name="ce48">
            <text:p>90.267</text:p>
          </table:table-cell>
          <table:table-cell office:value-type="percentage" office:value="0.84332520530283916" table:style-name="ce49">
            <text:p>84,3%</text:p>
          </table:table-cell>
          <table:table-cell office:value-type="float" office:value="1075220" table:style-name="ce48">
            <text:p>1.075.22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399593747477736" table:style-name="ce49">
            <text:p>90,4%</text:p>
          </table:table-cell>
          <table:table-cell office:value-type="percentage" office:value="0.80774798611408472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392" table:style-name="ce48">
            <text:p>88.392</text:p>
          </table:table-cell>
          <table:table-cell office:value-type="percentage" office:value="1" table:style-name="ce49">
            <text:p>100,0%</text:p>
          </table:table-cell>
          <table:table-cell office:value-type="float" office:value="114246" table:style-name="ce48">
            <text:p>114.246</text:p>
          </table:table-cell>
          <table:table-cell office:value-type="percentage" office:value="1" table:style-name="ce49">
            <text:p>100,0%</text:p>
          </table:table-cell>
          <table:table-cell office:value-type="float" office:value="148093" table:style-name="ce48">
            <text:p>148.093</text:p>
          </table:table-cell>
          <table:table-cell office:value-type="percentage" office:value="0.97436015527337327" table:style-name="ce49">
            <text:p>97,4%</text:p>
          </table:table-cell>
          <table:table-cell office:value-type="float" office:value="153215" table:style-name="ce48">
            <text:p>153.215</text:p>
          </table:table-cell>
          <table:table-cell office:value-type="percentage" office:value="0.9452872910792619" table:style-name="ce49">
            <text:p>94,5%</text:p>
          </table:table-cell>
          <table:table-cell office:value-type="float" office:value="151087" table:style-name="ce48">
            <text:p>151.087</text:p>
          </table:table-cell>
          <table:table-cell office:value-type="percentage" office:value="0.91060149469623919" table:style-name="ce49">
            <text:p>91,1%</text:p>
          </table:table-cell>
          <table:table-cell office:value-type="float" office:value="91054" table:style-name="ce48">
            <text:p>91.054</text:p>
          </table:table-cell>
          <table:table-cell office:value-type="percentage" office:value="0.83850411175880135" table:style-name="ce49">
            <text:p>83,9%</text:p>
          </table:table-cell>
          <table:table-cell office:value-type="float" office:value="66576" table:style-name="ce48">
            <text:p>66.576</text:p>
          </table:table-cell>
          <table:table-cell office:value-type="percentage" office:value="0.84016052093586735" table:style-name="ce49">
            <text:p>84,0%</text:p>
          </table:table-cell>
          <table:table-cell office:value-type="float" office:value="60761" table:style-name="ce48">
            <text:p>60.761</text:p>
          </table:table-cell>
          <table:table-cell office:value-type="percentage" office:value="0.9311174451391443" table:style-name="ce49">
            <text:p>93,1%</text:p>
          </table:table-cell>
          <table:table-cell office:value-type="float" office:value="873424" table:style-name="ce48">
            <text:p>873.42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871440286228014" table:style-name="ce49">
            <text:p>93,9%</text:p>
          </table:table-cell>
          <table:table-cell office:value-type="percentage" office:value="0.86230969040042882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42" table:style-name="ce48">
            <text:p>51.342</text:p>
          </table:table-cell>
          <table:table-cell office:value-type="percentage" office:value="0.9572837618630321" table:style-name="ce49">
            <text:p>95,7%</text:p>
          </table:table-cell>
          <table:table-cell office:value-type="float" office:value="79563" table:style-name="ce48">
            <text:p>79.563</text:p>
          </table:table-cell>
          <table:table-cell office:value-type="percentage" office:value="0.91206410344590416" table:style-name="ce49">
            <text:p>91,2%</text:p>
          </table:table-cell>
          <table:table-cell office:value-type="float" office:value="111633" table:style-name="ce48">
            <text:p>111.633</text:p>
          </table:table-cell>
          <table:table-cell office:value-type="percentage" office:value="0.87628833609381995" table:style-name="ce49">
            <text:p>87,6%</text:p>
          </table:table-cell>
          <table:table-cell office:value-type="float" office:value="152310" table:style-name="ce48">
            <text:p>152.310</text:p>
          </table:table-cell>
          <table:table-cell office:value-type="percentage" office:value="0.85804583455393557" table:style-name="ce49">
            <text:p>85,8%</text:p>
          </table:table-cell>
          <table:table-cell office:value-type="float" office:value="171763" table:style-name="ce48">
            <text:p>171.763</text:p>
          </table:table-cell>
          <table:table-cell office:value-type="percentage" office:value="0.79291210997908812" table:style-name="ce49">
            <text:p>79,3%</text:p>
          </table:table-cell>
          <table:table-cell office:value-type="float" office:value="132417" table:style-name="ce48">
            <text:p>132.417</text:p>
          </table:table-cell>
          <table:table-cell office:value-type="percentage" office:value="0.71947383005427956" table:style-name="ce49">
            <text:p>71,9%</text:p>
          </table:table-cell>
          <table:table-cell office:value-type="float" office:value="101894" table:style-name="ce48">
            <text:p>101.894</text:p>
          </table:table-cell>
          <table:table-cell office:value-type="percentage" office:value="0.74259727576833101" table:style-name="ce49">
            <text:p>74,3%</text:p>
          </table:table-cell>
          <table:table-cell office:value-type="float" office:value="79818" table:style-name="ce48">
            <text:p>79.818</text:p>
          </table:table-cell>
          <table:table-cell office:value-type="percentage" office:value="0.80190081980389005" table:style-name="ce49">
            <text:p>80,2%</text:p>
          </table:table-cell>
          <table:table-cell office:value-type="float" office:value="880740" table:style-name="ce48">
            <text:p>880.740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310060035801757" table:style-name="ce49">
            <text:p>81,3%</text:p>
          </table:table-cell>
          <table:table-cell office:value-type="percentage" office:value="0.72205119796683814" table:style-name="ce4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66" table:style-name="ce48">
            <text:p>92.566</text:p>
          </table:table-cell>
          <table:table-cell office:value-type="percentage" office:value="0.92232119726589745" table:style-name="ce49">
            <text:p>92,2%</text:p>
          </table:table-cell>
          <table:table-cell office:value-type="float" office:value="151368" table:style-name="ce48">
            <text:p>151.368</text:p>
          </table:table-cell>
          <table:table-cell office:value-type="percentage" office:value="0.9039809849145396" table:style-name="ce49">
            <text:p>90,4%</text:p>
          </table:table-cell>
          <table:table-cell office:value-type="float" office:value="223379" table:style-name="ce48">
            <text:p>223.379</text:p>
          </table:table-cell>
          <table:table-cell office:value-type="percentage" office:value="0.88799268549621357" table:style-name="ce49">
            <text:p>88,8%</text:p>
          </table:table-cell>
          <table:table-cell office:value-type="float" office:value="322098" table:style-name="ce48">
            <text:p>322.098</text:p>
          </table:table-cell>
          <table:table-cell office:value-type="percentage" office:value="0.87467922345599558" table:style-name="ce49">
            <text:p>87,5%</text:p>
          </table:table-cell>
          <table:table-cell office:value-type="float" office:value="319690" table:style-name="ce48">
            <text:p>319.690</text:p>
          </table:table-cell>
          <table:table-cell office:value-type="percentage" office:value="0.81117976173862294" table:style-name="ce49">
            <text:p>81,1%</text:p>
          </table:table-cell>
          <table:table-cell office:value-type="float" office:value="231010" table:style-name="ce48">
            <text:p>231.010</text:p>
          </table:table-cell>
          <table:table-cell office:value-type="percentage" office:value="0.73837666447187578" table:style-name="ce49">
            <text:p>73,8%</text:p>
          </table:table-cell>
          <table:table-cell office:value-type="float" office:value="188232" table:style-name="ce48">
            <text:p>188.232</text:p>
          </table:table-cell>
          <table:table-cell office:value-type="percentage" office:value="0.73911831343183954" table:style-name="ce49">
            <text:p>73,9%</text:p>
          </table:table-cell>
          <table:table-cell office:value-type="float" office:value="155895" table:style-name="ce48">
            <text:p>155.895</text:p>
          </table:table-cell>
          <table:table-cell office:value-type="percentage" office:value="0.84603695764252573" table:style-name="ce49">
            <text:p>84,6%</text:p>
          </table:table-cell>
          <table:table-cell office:value-type="float" office:value="1684238" table:style-name="ce48">
            <text:p>1.684.23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24058661046185" table:style-name="ce49">
            <text:p>82,8%</text:p>
          </table:table-cell>
          <table:table-cell office:value-type="percentage" office:value="0.75042829409958878" table:style-name="ce49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34" table:style-name="ce48">
            <text:p>42.234</text:p>
          </table:table-cell>
          <table:table-cell office:value-type="percentage" office:value="1" table:style-name="ce49">
            <text:p>100,0%</text:p>
          </table:table-cell>
          <table:table-cell office:value-type="float" office:value="56043" table:style-name="ce48">
            <text:p>56.043</text:p>
          </table:table-cell>
          <table:table-cell office:value-type="percentage" office:value="1" table:style-name="ce49">
            <text:p>100,0%</text:p>
          </table:table-cell>
          <table:table-cell office:value-type="float" office:value="76966" table:style-name="ce48">
            <text:p>76.966</text:p>
          </table:table-cell>
          <table:table-cell office:value-type="percentage" office:value="0.97109403585803145" table:style-name="ce49">
            <text:p>97,1%</text:p>
          </table:table-cell>
          <table:table-cell office:value-type="float" office:value="84800" table:style-name="ce48">
            <text:p>84.800</text:p>
          </table:table-cell>
          <table:table-cell office:value-type="percentage" office:value="0.9321754424535561" table:style-name="ce49">
            <text:p>93,2%</text:p>
          </table:table-cell>
          <table:table-cell office:value-type="float" office:value="88854" table:style-name="ce48">
            <text:p>88.854</text:p>
          </table:table-cell>
          <table:table-cell office:value-type="percentage" office:value="0.91238987123405824" table:style-name="ce49">
            <text:p>91,2%</text:p>
          </table:table-cell>
          <table:table-cell office:value-type="float" office:value="56077" table:style-name="ce48">
            <text:p>56.077</text:p>
          </table:table-cell>
          <table:table-cell office:value-type="percentage" office:value="0.83500104231811545" table:style-name="ce49">
            <text:p>83,5%</text:p>
          </table:table-cell>
          <table:table-cell office:value-type="float" office:value="42553" table:style-name="ce48">
            <text:p>42.553</text:p>
          </table:table-cell>
          <table:table-cell office:value-type="percentage" office:value="0.83645548719359974" table:style-name="ce49">
            <text:p>83,6%</text:p>
          </table:table-cell>
          <table:table-cell office:value-type="float" office:value="41458" table:style-name="ce48">
            <text:p>41.458</text:p>
          </table:table-cell>
          <table:table-cell office:value-type="percentage" office:value="0.91553121480467281" table:style-name="ce49">
            <text:p>91,6%</text:p>
          </table:table-cell>
          <table:table-cell office:value-type="float" office:value="488985" table:style-name="ce48">
            <text:p>488.98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775612736262525" table:style-name="ce49">
            <text:p>92,8%</text:p>
          </table:table-cell>
          <table:table-cell office:value-type="percentage" office:value="0.83779801423786315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13" table:style-name="ce48">
            <text:p>228.013</text:p>
          </table:table-cell>
          <table:table-cell office:value-type="percentage" office:value="1" table:style-name="ce49">
            <text:p>100,0%</text:p>
          </table:table-cell>
          <table:table-cell office:value-type="float" office:value="250534" table:style-name="ce48">
            <text:p>250.534</text:p>
          </table:table-cell>
          <table:table-cell office:value-type="percentage" office:value="1" table:style-name="ce49">
            <text:p>100,0%</text:p>
          </table:table-cell>
          <table:table-cell office:value-type="float" office:value="322513" table:style-name="ce48">
            <text:p>322.513</text:p>
          </table:table-cell>
          <table:table-cell office:value-type="percentage" office:value="0.98554590930898445" table:style-name="ce49">
            <text:p>98,6%</text:p>
          </table:table-cell>
          <table:table-cell office:value-type="float" office:value="353394" table:style-name="ce48">
            <text:p>353.394</text:p>
          </table:table-cell>
          <table:table-cell office:value-type="percentage" office:value="0.92704936739742339" table:style-name="ce49">
            <text:p>92,7%</text:p>
          </table:table-cell>
          <table:table-cell office:value-type="float" office:value="321624" table:style-name="ce48">
            <text:p>321.624</text:p>
          </table:table-cell>
          <table:table-cell office:value-type="percentage" office:value="0.8928989844587204" table:style-name="ce49">
            <text:p>89,3%</text:p>
          </table:table-cell>
          <table:table-cell office:value-type="float" office:value="213865" table:style-name="ce48">
            <text:p>213.865</text:p>
          </table:table-cell>
          <table:table-cell office:value-type="percentage" office:value="0.82604614873581506" table:style-name="ce49">
            <text:p>82,6%</text:p>
          </table:table-cell>
          <table:table-cell office:value-type="float" office:value="174705" table:style-name="ce48">
            <text:p>174.705</text:p>
          </table:table-cell>
          <table:table-cell office:value-type="percentage" office:value="0.82494014987321684" table:style-name="ce49">
            <text:p>82,5%</text:p>
          </table:table-cell>
          <table:table-cell office:value-type="float" office:value="144986" table:style-name="ce48">
            <text:p>144.986</text:p>
          </table:table-cell>
          <table:table-cell office:value-type="percentage" office:value="0.8619959809272405" table:style-name="ce49">
            <text:p>86,2%</text:p>
          </table:table-cell>
          <table:table-cell office:value-type="float" office:value="2009634" table:style-name="ce48">
            <text:p>2.009.634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518238850097301" table:style-name="ce49">
            <text:p>92,5%</text:p>
          </table:table-cell>
          <table:table-cell office:value-type="percentage" office:value="0.84203165191027252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23" table:style-name="ce48">
            <text:p>137.423</text:p>
          </table:table-cell>
          <table:table-cell office:value-type="percentage" office:value="1" table:style-name="ce49">
            <text:p>100,0%</text:p>
          </table:table-cell>
          <table:table-cell office:value-type="float" office:value="158418" table:style-name="ce48">
            <text:p>158.418</text:p>
          </table:table-cell>
          <table:table-cell office:value-type="percentage" office:value="1" table:style-name="ce49">
            <text:p>100,0%</text:p>
          </table:table-cell>
          <table:table-cell office:value-type="float" office:value="220841" table:style-name="ce48">
            <text:p>220.841</text:p>
          </table:table-cell>
          <table:table-cell office:value-type="percentage" office:value="0.96848194081428596" table:style-name="ce49">
            <text:p>96,8%</text:p>
          </table:table-cell>
          <table:table-cell office:value-type="float" office:value="284295" table:style-name="ce48">
            <text:p>284.295</text:p>
          </table:table-cell>
          <table:table-cell office:value-type="percentage" office:value="0.9129370887616528" table:style-name="ce49">
            <text:p>91,3%</text:p>
          </table:table-cell>
          <table:table-cell office:value-type="float" office:value="284343" table:style-name="ce48">
            <text:p>284.343</text:p>
          </table:table-cell>
          <table:table-cell office:value-type="percentage" office:value="0.85987099349524165" table:style-name="ce49">
            <text:p>86,0%</text:p>
          </table:table-cell>
          <table:table-cell office:value-type="float" office:value="204111" table:style-name="ce48">
            <text:p>204.111</text:p>
          </table:table-cell>
          <table:table-cell office:value-type="percentage" office:value="0.79189217500611053" table:style-name="ce49">
            <text:p>79,2%</text:p>
          </table:table-cell>
          <table:table-cell office:value-type="float" office:value="171961" table:style-name="ce48">
            <text:p>171.961</text:p>
          </table:table-cell>
          <table:table-cell office:value-type="percentage" office:value="0.78523873018192447" table:style-name="ce49">
            <text:p>78,5%</text:p>
          </table:table-cell>
          <table:table-cell office:value-type="float" office:value="151694" table:style-name="ce48">
            <text:p>151.694</text:p>
          </table:table-cell>
          <table:table-cell office:value-type="percentage" office:value="0.85309533450308184" table:style-name="ce49">
            <text:p>85,3%</text:p>
          </table:table-cell>
          <table:table-cell office:value-type="float" office:value="1613086" table:style-name="ce48">
            <text:p>1.613.086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822310886843214" table:style-name="ce49">
            <text:p>88,8%</text:p>
          </table:table-cell>
          <table:table-cell office:value-type="percentage" office:value="0.7873874383986379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254" table:style-name="ce48">
            <text:p>455.254</text:p>
          </table:table-cell>
          <table:table-cell office:value-type="percentage" office:value="1" table:style-name="ce49">
            <text:p>100,0%</text:p>
          </table:table-cell>
          <table:table-cell office:value-type="float" office:value="617911" table:style-name="ce48">
            <text:p>617.911</text:p>
          </table:table-cell>
          <table:table-cell office:value-type="percentage" office:value="0.97196163187234952" table:style-name="ce49">
            <text:p>97,2%</text:p>
          </table:table-cell>
          <table:table-cell office:value-type="float" office:value="798039" table:style-name="ce48">
            <text:p>798.039</text:p>
          </table:table-cell>
          <table:table-cell office:value-type="percentage" office:value="0.93613369869698437" table:style-name="ce49">
            <text:p>93,6%</text:p>
          </table:table-cell>
          <table:table-cell office:value-type="float" office:value="1034736" table:style-name="ce48">
            <text:p>1.034.736</text:p>
          </table:table-cell>
          <table:table-cell office:value-type="percentage" office:value="0.94289689912803065" table:style-name="ce49">
            <text:p>94,3%</text:p>
          </table:table-cell>
          <table:table-cell office:value-type="float" office:value="1148154" table:style-name="ce48">
            <text:p>1.148.154</text:p>
          </table:table-cell>
          <table:table-cell office:value-type="percentage" office:value="0.90013876584635411" table:style-name="ce49">
            <text:p>90,0%</text:p>
          </table:table-cell>
          <table:table-cell office:value-type="float" office:value="807560" table:style-name="ce48">
            <text:p>807.560</text:p>
          </table:table-cell>
          <table:table-cell office:value-type="percentage" office:value="0.83544031416429076" table:style-name="ce49">
            <text:p>83,5%</text:p>
          </table:table-cell>
          <table:table-cell office:value-type="float" office:value="671492" table:style-name="ce48">
            <text:p>671.492</text:p>
          </table:table-cell>
          <table:table-cell office:value-type="percentage" office:value="0.8099545382721649" table:style-name="ce49">
            <text:p>81,0%</text:p>
          </table:table-cell>
          <table:table-cell office:value-type="float" office:value="567449" table:style-name="ce48">
            <text:p>567.449</text:p>
          </table:table-cell>
          <table:table-cell office:value-type="percentage" office:value="0.84521935227291345" table:style-name="ce49">
            <text:p>84,5%</text:p>
          </table:table-cell>
          <table:table-cell office:value-type="float" office:value="6100595" table:style-name="ce48">
            <text:p>6.100.595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89947251819190044" table:style-name="ce49">
            <text:p>89,9%</text:p>
          </table:table-cell>
          <table:table-cell office:value-type="percentage" office:value="0.79525404780679243" table:style-name="ce49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644" table:style-name="ce48">
            <text:p>293.644</text:p>
          </table:table-cell>
          <table:table-cell office:value-type="percentage" office:value="1" table:style-name="ce49">
            <text:p>100,0%</text:p>
          </table:table-cell>
          <table:table-cell office:value-type="float" office:value="433336" table:style-name="ce48">
            <text:p>433.336</text:p>
          </table:table-cell>
          <table:table-cell office:value-type="percentage" office:value="0.98535618132867642" table:style-name="ce49">
            <text:p>98,5%</text:p>
          </table:table-cell>
          <table:table-cell office:value-type="float" office:value="570344" table:style-name="ce48">
            <text:p>570.344</text:p>
          </table:table-cell>
          <table:table-cell office:value-type="percentage" office:value="0.95512610108182339" table:style-name="ce49">
            <text:p>95,5%</text:p>
          </table:table-cell>
          <table:table-cell office:value-type="float" office:value="715655" table:style-name="ce48">
            <text:p>715.655</text:p>
          </table:table-cell>
          <table:table-cell office:value-type="percentage" office:value="0.93881510594309825" table:style-name="ce49">
            <text:p>93,9%</text:p>
          </table:table-cell>
          <table:table-cell office:value-type="float" office:value="756783" table:style-name="ce48">
            <text:p>756.783</text:p>
          </table:table-cell>
          <table:table-cell office:value-type="percentage" office:value="0.90015736455408024" table:style-name="ce49">
            <text:p>90,0%</text:p>
          </table:table-cell>
          <table:table-cell office:value-type="float" office:value="517273" table:style-name="ce48">
            <text:p>517.273</text:p>
          </table:table-cell>
          <table:table-cell office:value-type="percentage" office:value="0.84257257855652434" table:style-name="ce49">
            <text:p>84,3%</text:p>
          </table:table-cell>
          <table:table-cell office:value-type="float" office:value="432713" table:style-name="ce48">
            <text:p>432.713</text:p>
          </table:table-cell>
          <table:table-cell office:value-type="percentage" office:value="0.84386853441971399" table:style-name="ce49">
            <text:p>84,4%</text:p>
          </table:table-cell>
          <table:table-cell office:value-type="float" office:value="381733" table:style-name="ce48">
            <text:p>381.733</text:p>
          </table:table-cell>
          <table:table-cell office:value-type="percentage" office:value="0.88207103558711464" table:style-name="ce49">
            <text:p>88,2%</text:p>
          </table:table-cell>
          <table:table-cell office:value-type="float" office:value="4101481" table:style-name="ce48">
            <text:p>4.101.48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305816128401751" table:style-name="ce49">
            <text:p>91,3%</text:p>
          </table:table-cell>
          <table:table-cell office:value-type="percentage" office:value="0.81264997637231295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39" table:style-name="ce48">
            <text:p>77.639</text:p>
          </table:table-cell>
          <table:table-cell office:value-type="percentage" office:value="1" table:style-name="ce49">
            <text:p>100,0%</text:p>
          </table:table-cell>
          <table:table-cell office:value-type="float" office:value="95720" table:style-name="ce48">
            <text:p>95.720</text:p>
          </table:table-cell>
          <table:table-cell office:value-type="percentage" office:value="1" table:style-name="ce49">
            <text:p>100,0%</text:p>
          </table:table-cell>
          <table:table-cell office:value-type="float" office:value="132472" table:style-name="ce48">
            <text:p>132.472</text:p>
          </table:table-cell>
          <table:table-cell office:value-type="percentage" office:value="1.0136741018479549" table:style-name="ce49">
            <text:p>101,4%</text:p>
          </table:table-cell>
          <table:table-cell office:value-type="float" office:value="161341" table:style-name="ce48">
            <text:p>161.341</text:p>
          </table:table-cell>
          <table:table-cell office:value-type="percentage" office:value="0.96063184343238883" table:style-name="ce49">
            <text:p>96,1%</text:p>
          </table:table-cell>
          <table:table-cell office:value-type="float" office:value="145702" table:style-name="ce48">
            <text:p>145.702</text:p>
          </table:table-cell>
          <table:table-cell office:value-type="percentage" office:value="0.92488066219784681" table:style-name="ce49">
            <text:p>92,5%</text:p>
          </table:table-cell>
          <table:table-cell office:value-type="float" office:value="112603" table:style-name="ce48">
            <text:p>112.603</text:p>
          </table:table-cell>
          <table:table-cell office:value-type="percentage" office:value="0.8672309422220853" table:style-name="ce49">
            <text:p>86,7%</text:p>
          </table:table-cell>
          <table:table-cell office:value-type="float" office:value="92827" table:style-name="ce48">
            <text:p>92.827</text:p>
          </table:table-cell>
          <table:table-cell office:value-type="percentage" office:value="0.82508488436172289" table:style-name="ce49">
            <text:p>82,5%</text:p>
          </table:table-cell>
          <table:table-cell office:value-type="float" office:value="78117" table:style-name="ce48">
            <text:p>78.117</text:p>
          </table:table-cell>
          <table:table-cell office:value-type="percentage" office:value="0.91142120430759899" table:style-name="ce49">
            <text:p>91,1%</text:p>
          </table:table-cell>
          <table:table-cell office:value-type="float" office:value="896421" table:style-name="ce48">
            <text:p>896.421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371032435334623" table:style-name="ce49">
            <text:p>94,4%</text:p>
          </table:table-cell>
          <table:table-cell office:value-type="percentage" office:value="0.84727962880872287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52" table:style-name="ce48">
            <text:p>241.552</text:p>
          </table:table-cell>
          <table:table-cell office:value-type="percentage" office:value="1" table:style-name="ce49">
            <text:p>100,0%</text:p>
          </table:table-cell>
          <table:table-cell office:value-type="float" office:value="291179" table:style-name="ce48">
            <text:p>291.179</text:p>
          </table:table-cell>
          <table:table-cell office:value-type="percentage" office:value="0.99722592289435563" table:style-name="ce49">
            <text:p>99,7%</text:p>
          </table:table-cell>
          <table:table-cell office:value-type="float" office:value="347417" table:style-name="ce48">
            <text:p>347.417</text:p>
          </table:table-cell>
          <table:table-cell office:value-type="percentage" office:value="0.98260862186974995" table:style-name="ce49">
            <text:p>98,3%</text:p>
          </table:table-cell>
          <table:table-cell office:value-type="float" office:value="392061" table:style-name="ce48">
            <text:p>392.061</text:p>
          </table:table-cell>
          <table:table-cell office:value-type="percentage" office:value="0.95811583577712611" table:style-name="ce49">
            <text:p>95,8%</text:p>
          </table:table-cell>
          <table:table-cell office:value-type="float" office:value="410061" table:style-name="ce48">
            <text:p>410.061</text:p>
          </table:table-cell>
          <table:table-cell office:value-type="percentage" office:value="0.92598631099027406" table:style-name="ce49">
            <text:p>92,6%</text:p>
          </table:table-cell>
          <table:table-cell office:value-type="float" office:value="265819" table:style-name="ce48">
            <text:p>265.819</text:p>
          </table:table-cell>
          <table:table-cell office:value-type="percentage" office:value="0.8613762888936416" table:style-name="ce49">
            <text:p>86,1%</text:p>
          </table:table-cell>
          <table:table-cell office:value-type="float" office:value="200700" table:style-name="ce48">
            <text:p>200.700</text:p>
          </table:table-cell>
          <table:table-cell office:value-type="percentage" office:value="0.87123744367560618" table:style-name="ce49">
            <text:p>87,1%</text:p>
          </table:table-cell>
          <table:table-cell office:value-type="float" office:value="173532" table:style-name="ce48">
            <text:p>173.532</text:p>
          </table:table-cell>
          <table:table-cell office:value-type="percentage" office:value="0.9464831137097478" table:style-name="ce49">
            <text:p>94,6%</text:p>
          </table:table-cell>
          <table:table-cell office:value-type="float" office:value="2322321" table:style-name="ce48">
            <text:p>2.322.321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52154672783617" table:style-name="ce49">
            <text:p>94,6%</text:p>
          </table:table-cell>
          <table:table-cell office:value-type="percentage" office:value="0.86111523110443344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55" table:style-name="ce48">
            <text:p>23.255</text:p>
          </table:table-cell>
          <table:table-cell office:value-type="percentage" office:value="1" table:style-name="ce49">
            <text:p>100,0%</text:p>
          </table:table-cell>
          <table:table-cell office:value-type="float" office:value="28649" table:style-name="ce48">
            <text:p>28.649</text:p>
          </table:table-cell>
          <table:table-cell office:value-type="percentage" office:value="1" table:style-name="ce49">
            <text:p>100,0%</text:p>
          </table:table-cell>
          <table:table-cell office:value-type="float" office:value="38043" table:style-name="ce48">
            <text:p>38.043</text:p>
          </table:table-cell>
          <table:table-cell office:value-type="percentage" office:value="0.98521261718547681" table:style-name="ce49">
            <text:p>98,5%</text:p>
          </table:table-cell>
          <table:table-cell office:value-type="float" office:value="45278" table:style-name="ce48">
            <text:p>45.278</text:p>
          </table:table-cell>
          <table:table-cell office:value-type="percentage" office:value="0.95322105263157897" table:style-name="ce49">
            <text:p>95,3%</text:p>
          </table:table-cell>
          <table:table-cell office:value-type="float" office:value="47564" table:style-name="ce48">
            <text:p>47.564</text:p>
          </table:table-cell>
          <table:table-cell office:value-type="percentage" office:value="0.91957311886165027" table:style-name="ce49">
            <text:p>92,0%</text:p>
          </table:table-cell>
          <table:table-cell office:value-type="float" office:value="31595" table:style-name="ce48">
            <text:p>31.595</text:p>
          </table:table-cell>
          <table:table-cell office:value-type="percentage" office:value="0.85308888648882164" table:style-name="ce49">
            <text:p>85,3%</text:p>
          </table:table-cell>
          <table:table-cell office:value-type="float" office:value="24626" table:style-name="ce48">
            <text:p>24.626</text:p>
          </table:table-cell>
          <table:table-cell office:value-type="percentage" office:value="0.81634953258635545" table:style-name="ce49">
            <text:p>81,6%</text:p>
          </table:table-cell>
          <table:table-cell office:value-type="float" office:value="22841" table:style-name="ce48">
            <text:p>22.841</text:p>
          </table:table-cell>
          <table:table-cell office:value-type="percentage" office:value="0.8790071194920146" table:style-name="ce49">
            <text:p>87,9%</text:p>
          </table:table-cell>
          <table:table-cell office:value-type="float" office:value="261851" table:style-name="ce48">
            <text:p>261.85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026833262872188" table:style-name="ce49">
            <text:p>93,0%</text:p>
          </table:table-cell>
          <table:table-cell office:value-type="percentage" office:value="0.82818113961844031" table:style-name="ce49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55" table:style-name="ce48">
            <text:p>372.855</text:p>
          </table:table-cell>
          <table:table-cell office:value-type="percentage" office:value="1" table:style-name="ce49">
            <text:p>100,0%</text:p>
          </table:table-cell>
          <table:table-cell office:value-type="float" office:value="511563" table:style-name="ce48">
            <text:p>511.563</text:p>
          </table:table-cell>
          <table:table-cell office:value-type="percentage" office:value="0.97061569111090029" table:style-name="ce49">
            <text:p>97,1%</text:p>
          </table:table-cell>
          <table:table-cell office:value-type="float" office:value="683723" table:style-name="ce48">
            <text:p>683.723</text:p>
          </table:table-cell>
          <table:table-cell office:value-type="percentage" office:value="0.94901160095383774" table:style-name="ce49">
            <text:p>94,9%</text:p>
          </table:table-cell>
          <table:table-cell office:value-type="float" office:value="944135" table:style-name="ce48">
            <text:p>944.135</text:p>
          </table:table-cell>
          <table:table-cell office:value-type="percentage" office:value="0.95390393014865238" table:style-name="ce49">
            <text:p>95,4%</text:p>
          </table:table-cell>
          <table:table-cell office:value-type="float" office:value="1035007" table:style-name="ce48">
            <text:p>1.035.007</text:p>
          </table:table-cell>
          <table:table-cell office:value-type="percentage" office:value="0.89530921695141918" table:style-name="ce49">
            <text:p>89,5%</text:p>
          </table:table-cell>
          <table:table-cell office:value-type="float" office:value="755430" table:style-name="ce48">
            <text:p>755.430</text:p>
          </table:table-cell>
          <table:table-cell office:value-type="percentage" office:value="0.8385802647295203" table:style-name="ce49">
            <text:p>83,9%</text:p>
          </table:table-cell>
          <table:table-cell office:value-type="float" office:value="608329" table:style-name="ce48">
            <text:p>608.329</text:p>
          </table:table-cell>
          <table:table-cell office:value-type="percentage" office:value="0.82703175960530595" table:style-name="ce49">
            <text:p>82,7%</text:p>
          </table:table-cell>
          <table:table-cell office:value-type="float" office:value="468426" table:style-name="ce48">
            <text:p>468.426</text:p>
          </table:table-cell>
          <table:table-cell office:value-type="percentage" office:value="0.82073448505449065" table:style-name="ce49">
            <text:p>82,1%</text:p>
          </table:table-cell>
          <table:table-cell office:value-type="float" office:value="5379468" table:style-name="ce48">
            <text:p>5.379.468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094638872345711" table:style-name="ce49">
            <text:p>90,1%</text:p>
          </table:table-cell>
          <table:table-cell office:value-type="percentage" office:value="0.79627071618756429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4" table:style-name="ce48">
            <text:p>73.424</text:p>
          </table:table-cell>
          <table:table-cell office:value-type="percentage" office:value="1" table:style-name="ce49">
            <text:p>100,0%</text:p>
          </table:table-cell>
          <table:table-cell office:value-type="float" office:value="103024" table:style-name="ce48">
            <text:p>103.024</text:p>
          </table:table-cell>
          <table:table-cell office:value-type="percentage" office:value="0.99135890379322955" table:style-name="ce49">
            <text:p>99,1%</text:p>
          </table:table-cell>
          <table:table-cell office:value-type="float" office:value="146282" table:style-name="ce48">
            <text:p>146.282</text:p>
          </table:table-cell>
          <table:table-cell office:value-type="percentage" office:value="0.95272272552608095" table:style-name="ce49">
            <text:p>95,3%</text:p>
          </table:table-cell>
          <table:table-cell office:value-type="float" office:value="207739" table:style-name="ce48">
            <text:p>207.739</text:p>
          </table:table-cell>
          <table:table-cell office:value-type="percentage" office:value="0.95248116715496811" table:style-name="ce49">
            <text:p>95,2%</text:p>
          </table:table-cell>
          <table:table-cell office:value-type="float" office:value="232477" table:style-name="ce48">
            <text:p>232.477</text:p>
          </table:table-cell>
          <table:table-cell office:value-type="percentage" office:value="0.9208176877861749" table:style-name="ce49">
            <text:p>92,1%</text:p>
          </table:table-cell>
          <table:table-cell office:value-type="float" office:value="169684" table:style-name="ce48">
            <text:p>169.684</text:p>
          </table:table-cell>
          <table:table-cell office:value-type="percentage" office:value="0.85236645669449551" table:style-name="ce49">
            <text:p>85,2%</text:p>
          </table:table-cell>
          <table:table-cell office:value-type="float" office:value="144080" table:style-name="ce48">
            <text:p>144.080</text:p>
          </table:table-cell>
          <table:table-cell office:value-type="percentage" office:value="0.82833637079665856" table:style-name="ce49">
            <text:p>82,8%</text:p>
          </table:table-cell>
          <table:table-cell office:value-type="float" office:value="124331" table:style-name="ce48">
            <text:p>124.331</text:p>
          </table:table-cell>
          <table:table-cell office:value-type="percentage" office:value="0.85973197986391547" table:style-name="ce49">
            <text:p>86,0%</text:p>
          </table:table-cell>
          <table:table-cell office:value-type="float" office:value="1201041" table:style-name="ce48">
            <text:p>1.201.0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52719992349807" table:style-name="ce49">
            <text:p>91,2%</text:p>
          </table:table-cell>
          <table:table-cell office:value-type="percentage" office:value="0.79377440392947873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2" table:style-name="ce48">
            <text:p>42.292</text:p>
          </table:table-cell>
          <table:table-cell office:value-type="percentage" office:value="1" table:style-name="ce49">
            <text:p>100,0%</text:p>
          </table:table-cell>
          <table:table-cell office:value-type="float" office:value="55880" table:style-name="ce48">
            <text:p>55.880</text:p>
          </table:table-cell>
          <table:table-cell office:value-type="percentage" office:value="0.9865819209039548" table:style-name="ce49">
            <text:p>98,7%</text:p>
          </table:table-cell>
          <table:table-cell office:value-type="float" office:value="72257" table:style-name="ce48">
            <text:p>72.257</text:p>
          </table:table-cell>
          <table:table-cell office:value-type="percentage" office:value="0.95489626007664863" table:style-name="ce49">
            <text:p>95,5%</text:p>
          </table:table-cell>
          <table:table-cell office:value-type="float" office:value="92152" table:style-name="ce48">
            <text:p>92.152</text:p>
          </table:table-cell>
          <table:table-cell office:value-type="percentage" office:value="0.94323322892996786" table:style-name="ce49">
            <text:p>94,3%</text:p>
          </table:table-cell>
          <table:table-cell office:value-type="float" office:value="95884" table:style-name="ce48">
            <text:p>95.884</text:p>
          </table:table-cell>
          <table:table-cell office:value-type="percentage" office:value="0.90693604986615972" table:style-name="ce49">
            <text:p>90,7%</text:p>
          </table:table-cell>
          <table:table-cell office:value-type="float" office:value="65125" table:style-name="ce48">
            <text:p>65.125</text:p>
          </table:table-cell>
          <table:table-cell office:value-type="percentage" office:value="0.84876643772237359" table:style-name="ce49">
            <text:p>84,9%</text:p>
          </table:table-cell>
          <table:table-cell office:value-type="float" office:value="58627" table:style-name="ce48">
            <text:p>58.627</text:p>
          </table:table-cell>
          <table:table-cell office:value-type="percentage" office:value="0.85211185721345306" table:style-name="ce49">
            <text:p>85,2%</text:p>
          </table:table-cell>
          <table:table-cell office:value-type="float" office:value="51585" table:style-name="ce48">
            <text:p>51.585</text:p>
          </table:table-cell>
          <table:table-cell office:value-type="percentage" office:value="0.89680290676448604" table:style-name="ce49">
            <text:p>89,7%</text:p>
          </table:table-cell>
          <table:table-cell office:value-type="float" office:value="533802" table:style-name="ce48">
            <text:p>533.802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07225418581318" table:style-name="ce49">
            <text:p>92,0%</text:p>
          </table:table-cell>
          <table:table-cell office:value-type="percentage" office:value="0.81167604849966701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07" table:style-name="ce48">
            <text:p>162.607</text:p>
          </table:table-cell>
          <table:table-cell office:value-type="percentage" office:value="1.01931346614345" table:style-name="ce49">
            <text:p>101,9%</text:p>
          </table:table-cell>
          <table:table-cell office:value-type="float" office:value="213034" table:style-name="ce48">
            <text:p>213.034</text:p>
          </table:table-cell>
          <table:table-cell office:value-type="percentage" office:value="0.98460016823345631" table:style-name="ce49">
            <text:p>98,5%</text:p>
          </table:table-cell>
          <table:table-cell office:value-type="float" office:value="275140" table:style-name="ce48">
            <text:p>275.140</text:p>
          </table:table-cell>
          <table:table-cell office:value-type="percentage" office:value="0.96824709761650884" table:style-name="ce49">
            <text:p>96,8%</text:p>
          </table:table-cell>
          <table:table-cell office:value-type="float" office:value="323879" table:style-name="ce48">
            <text:p>323.879</text:p>
          </table:table-cell>
          <table:table-cell office:value-type="percentage" office:value="0.95973532226854774" table:style-name="ce49">
            <text:p>96,0%</text:p>
          </table:table-cell>
          <table:table-cell office:value-type="float" office:value="322130" table:style-name="ce48">
            <text:p>322.130</text:p>
          </table:table-cell>
          <table:table-cell office:value-type="percentage" office:value="0.92549071435138364" table:style-name="ce49">
            <text:p>92,5%</text:p>
          </table:table-cell>
          <table:table-cell office:value-type="float" office:value="207016" table:style-name="ce48">
            <text:p>207.016</text:p>
          </table:table-cell>
          <table:table-cell office:value-type="percentage" office:value="0.87115113514423381" table:style-name="ce49">
            <text:p>87,1%</text:p>
          </table:table-cell>
          <table:table-cell office:value-type="float" office:value="170696" table:style-name="ce48">
            <text:p>170.696</text:p>
          </table:table-cell>
          <table:table-cell office:value-type="percentage" office:value="0.85684310920362428" table:style-name="ce49">
            <text:p>85,7%</text:p>
          </table:table-cell>
          <table:table-cell office:value-type="float" office:value="154465" table:style-name="ce48">
            <text:p>154.465</text:p>
          </table:table-cell>
          <table:table-cell office:value-type="percentage" office:value="0.89380674354953504" table:style-name="ce49">
            <text:p>89,4%</text:p>
          </table:table-cell>
          <table:table-cell office:value-type="float" office:value="1828967" table:style-name="ce48">
            <text:p>1.828.967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541193901761055" table:style-name="ce49">
            <text:p>93,5%</text:p>
          </table:table-cell>
          <table:table-cell office:value-type="percentage" office:value="0.83670813227272145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5" table:style-name="ce48">
            <text:p>2.485</text:p>
          </table:table-cell>
          <table:table-cell office:value-type="percentage" office:value="0.87592527317588997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7" table:style-name="ce48">
            <text:p>7.917</text:p>
          </table:table-cell>
          <table:table-cell office:value-type="percentage" office:value="0.95053427782446875" table:style-name="ce49">
            <text:p>95,1%</text:p>
          </table:table-cell>
          <table:table-cell office:value-type="float" office:value="10833" table:style-name="ce48">
            <text:p>10.833</text:p>
          </table:table-cell>
          <table:table-cell office:value-type="percentage" office:value="0.93735398459807906" table:style-name="ce49">
            <text:p>93,7%</text:p>
          </table:table-cell>
          <table:table-cell office:value-type="float" office:value="11334" table:style-name="ce48">
            <text:p>11.334</text:p>
          </table:table-cell>
          <table:table-cell office:value-type="percentage" office:value="0.91721291575625152" table:style-name="ce49">
            <text:p>91,7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1708921835248705" table:style-name="ce49">
            <text:p>81,7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832857800276116" table:style-name="ce49">
            <text:p>83,3%</text:p>
          </table:table-cell>
          <table:table-cell office:value-type="float" office:value="8564" table:style-name="ce48">
            <text:p>8.564</text:p>
          </table:table-cell>
          <table:table-cell office:value-type="percentage" office:value="0.92274539381532161" table:style-name="ce49">
            <text:p>92,3%</text:p>
          </table:table-cell>
          <table:table-cell office:value-type="float" office:value="63556" table:style-name="ce48">
            <text:p>63.5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78945219558204" table:style-name="ce49">
            <text:p>89,5%</text:p>
          </table:table-cell>
          <table:table-cell office:value-type="percentage" office:value="0.760994767532358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8" table:style-name="ce48">
            <text:p>3.368</text:p>
          </table:table-cell>
          <table:table-cell office:value-type="percentage" office:value="0.88561661845911122" table:style-name="ce49">
            <text:p>88,6%</text:p>
          </table:table-cell>
          <table:table-cell office:value-type="float" office:value="7379" table:style-name="ce48">
            <text:p>7.379</text:p>
          </table:table-cell>
          <table:table-cell office:value-type="percentage" office:value="0.92179887570268582" table:style-name="ce49">
            <text:p>92,2%</text:p>
          </table:table-cell>
          <table:table-cell office:value-type="float" office:value="9998" table:style-name="ce48">
            <text:p>9.998</text:p>
          </table:table-cell>
          <table:table-cell office:value-type="percentage" office:value="0.92565503194148691" table:style-name="ce49">
            <text:p>92,6%</text:p>
          </table:table-cell>
          <table:table-cell office:value-type="float" office:value="10485" table:style-name="ce48">
            <text:p>10.485</text:p>
          </table:table-cell>
          <table:table-cell office:value-type="percentage" office:value="0.95990112606426803" table:style-name="ce49">
            <text:p>96,0%</text:p>
          </table:table-cell>
          <table:table-cell office:value-type="float" office:value="8962" table:style-name="ce48">
            <text:p>8.962</text:p>
          </table:table-cell>
          <table:table-cell office:value-type="percentage" office:value="0.81829802775748717" table:style-name="ce49">
            <text:p>81,8%</text:p>
          </table:table-cell>
          <table:table-cell office:value-type="float" office:value="8954" table:style-name="ce48">
            <text:p>8.954</text:p>
          </table:table-cell>
          <table:table-cell office:value-type="percentage" office:value="0.76588829013771276" table:style-name="ce49">
            <text:p>76,6%</text:p>
          </table:table-cell>
          <table:table-cell office:value-type="float" office:value="8195" table:style-name="ce48">
            <text:p>8.195</text:p>
          </table:table-cell>
          <table:table-cell office:value-type="percentage" office:value="0.85542797494780798" table:style-name="ce49">
            <text:p>85,5%</text:p>
          </table:table-cell>
          <table:table-cell office:value-type="float" office:value="59391" table:style-name="ce48">
            <text:p>59.391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6999384759616794" table:style-name="ce49">
            <text:p>87,0%</text:p>
          </table:table-cell>
          <table:table-cell office:value-type="percentage" office:value="0.70685058675108903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68" table:style-name="ce48">
            <text:p>3.568</text:p>
          </table:table-cell>
          <table:table-cell office:value-type="string" table:style-name="ce49">
            <text:p>-</text:p>
          </table:table-cell>
          <table:table-cell office:value-type="float" office:value="9293" table:style-name="ce48">
            <text:p>9.293</text:p>
          </table:table-cell>
          <table:table-cell office:value-type="string" table:style-name="ce49">
            <text:p>-</text:p>
          </table:table-cell>
          <table:table-cell office:value-type="float" office:value="21658" table:style-name="ce48">
            <text:p>21.658</text:p>
          </table:table-cell>
          <table:table-cell office:value-type="string" table:style-name="ce49">
            <text:p>-</text:p>
          </table:table-cell>
          <table:table-cell office:value-type="float" office:value="31382" table:style-name="ce48">
            <text:p>31.382</text:p>
          </table:table-cell>
          <table:table-cell office:value-type="string" table:style-name="ce49">
            <text:p>-</text:p>
          </table:table-cell>
          <table:table-cell office:value-type="float" office:value="23748" table:style-name="ce48">
            <text:p>23.748</text:p>
          </table:table-cell>
          <table:table-cell office:value-type="string" table:style-name="ce49">
            <text:p>-</text:p>
          </table:table-cell>
          <table:table-cell office:value-type="float" office:value="1251" table:style-name="ce48">
            <text:p>1.251</text:p>
          </table:table-cell>
          <table:table-cell office:value-type="string" table:style-name="ce49">
            <text:p>-</text:p>
          </table:table-cell>
          <table:table-cell office:value-type="float" office:value="90941" table:style-name="ce48">
            <text:p>90.94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7" table:style-name="ce51">
            <text:p>287</text:p>
          </table:table-cell>
          <table:table-cell office:value-type="string" table:style-name="ce52">
            <text:p>-</text:p>
          </table:table-cell>
          <table:table-cell office:value-type="float" office:value="868" table:style-name="ce51">
            <text:p>868</text:p>
          </table:table-cell>
          <table:table-cell office:value-type="string" table:style-name="ce52">
            <text:p>-</text:p>
          </table:table-cell>
          <table:table-cell office:value-type="float" office:value="1815" table:style-name="ce51">
            <text:p>1.815</text:p>
          </table:table-cell>
          <table:table-cell office:value-type="string" table:style-name="ce52">
            <text:p>-</text:p>
          </table:table-cell>
          <table:table-cell office:value-type="float" office:value="2227" table:style-name="ce51">
            <text:p>2.227</text:p>
          </table:table-cell>
          <table:table-cell office:value-type="string" table:style-name="ce52">
            <text:p>-</text:p>
          </table:table-cell>
          <table:table-cell office:value-type="float" office:value="1992" table:style-name="ce51">
            <text:p>1.992</text:p>
          </table:table-cell>
          <table:table-cell office:value-type="string" table:style-name="ce52">
            <text:p>-</text:p>
          </table:table-cell>
          <table:table-cell office:value-type="float" office:value="243" table:style-name="ce51">
            <text:p>243</text:p>
          </table:table-cell>
          <table:table-cell office:value-type="string" table:style-name="ce52">
            <text:p>-</text:p>
          </table:table-cell>
          <table:table-cell office:value-type="float" office:value="7510" table:style-name="ce51">
            <text:p>7.510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090" table:style-name="ce55">
            <text:p>2.918.090</text:p>
          </table:table-cell>
          <table:table-cell office:value-type="percentage" office:value="1" table:style-name="ce56">
            <text:p>100,0%</text:p>
          </table:table-cell>
          <table:table-cell office:value-type="float" office:value="3939677" table:style-name="ce55">
            <text:p>3.939.677</text:p>
          </table:table-cell>
          <table:table-cell office:value-type="percentage" office:value="0.98570066420154578" table:style-name="ce56">
            <text:p>98,6%</text:p>
          </table:table-cell>
          <table:table-cell office:value-type="float" office:value="5270997" table:style-name="ce55">
            <text:p>5.270.997</text:p>
          </table:table-cell>
          <table:table-cell office:value-type="percentage" office:value="0.95703020883642054" table:style-name="ce56">
            <text:p>95,7%</text:p>
          </table:table-cell>
          <table:table-cell office:value-type="float" office:value="6703809" table:style-name="ce55">
            <text:p>6.703.809</text:p>
          </table:table-cell>
          <table:table-cell office:value-type="percentage" office:value="0.94026338223384553" table:style-name="ce56">
            <text:p>94,0%</text:p>
          </table:table-cell>
          <table:table-cell office:value-type="float" office:value="7027127" table:style-name="ce55">
            <text:p>7.027.127</text:p>
          </table:table-cell>
          <table:table-cell office:value-type="percentage" office:value="0.89897653876109018" table:style-name="ce56">
            <text:p>89,9%</text:p>
          </table:table-cell>
          <table:table-cell office:value-type="float" office:value="4984374" table:style-name="ce55">
            <text:p>4.984.374</text:p>
          </table:table-cell>
          <table:table-cell office:value-type="percentage" office:value="0.83883494165283856" table:style-name="ce56">
            <text:p>83,9%</text:p>
          </table:table-cell>
          <table:table-cell office:value-type="float" office:value="4083579" table:style-name="ce55">
            <text:p>4.083.579</text:p>
          </table:table-cell>
          <table:table-cell office:value-type="percentage" office:value="0.82921960238435366" table:style-name="ce56">
            <text:p>82,9%</text:p>
          </table:table-cell>
          <table:table-cell office:value-type="float" office:value="3457812" table:style-name="ce55">
            <text:p>3.457.812</text:p>
          </table:table-cell>
          <table:table-cell office:value-type="percentage" office:value="0.86793297727237362" table:style-name="ce56">
            <text:p>86,8%</text:p>
          </table:table-cell>
          <table:table-cell office:value-type="float" office:value="38385465" table:style-name="ce55">
            <text:p>38.385.46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0993089895176804" table:style-name="ce56">
            <text:p>91,0%</text:p>
          </table:table-cell>
          <table:table-cell office:value-type="percentage" office:value="0.80984219882668929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5284" table:style-name="ce62">
            <text:p>995.284</text:p>
          </table:table-cell>
          <table:table-cell office:value-type="percentage" office:value="0.91895046100606981" table:style-name="ce63">
            <text:p>91,9%</text:p>
          </table:table-cell>
          <table:table-cell office:value-type="float" office:value="856477" table:style-name="ce62">
            <text:p>856.477</text:p>
          </table:table-cell>
          <table:table-cell office:value-type="percentage" office:value="0.92060050776807767" table:style-name="ce63">
            <text:p>92,1%</text:p>
          </table:table-cell>
          <table:table-cell office:value-type="float" office:value="834130" table:style-name="ce62">
            <text:p>834.130</text:p>
          </table:table-cell>
          <table:table-cell office:value-type="percentage" office:value="0.68424312274671772" table:style-name="ce63">
            <text:p>68,4%</text:p>
          </table:table-cell>
          <table:table-cell office:value-type="float" office:value="625243" table:style-name="ce62">
            <text:p>625.243</text:p>
          </table:table-cell>
          <table:table-cell office:value-type="percentage" office:value="0.49576818167401437" table:style-name="ce63">
            <text:p>49,6%</text:p>
          </table:table-cell>
          <table:table-cell office:value-type="float" office:value="303820" table:style-name="ce62">
            <text:p>303.820</text:p>
          </table:table-cell>
          <table:table-cell office:value-type="percentage" office:value="0.32196361563169279" table:style-name="ce63">
            <text:p>32,2%</text:p>
          </table:table-cell>
          <table:table-cell office:value-type="float" office:value="167034" table:style-name="ce62">
            <text:p>167.034</text:p>
          </table:table-cell>
          <table:table-cell office:value-type="percentage" office:value="0.21323906765834566" table:style-name="ce63">
            <text:p>21,3%</text:p>
          </table:table-cell>
          <table:table-cell office:value-type="float" office:value="200996" table:style-name="ce62">
            <text:p>200.996</text:p>
          </table:table-cell>
          <table:table-cell office:value-type="percentage" office:value="0.63094782177409736" table:style-name="ce46">
            <text:p>63,1%</text:p>
          </table:table-cell>
          <table:table-cell office:value-type="float" office:value="741964" table:style-name="ce62">
            <text:p>741.964</text:p>
          </table:table-cell>
          <table:table-cell office:value-type="percentage" office:value="0.85823909017615574" table:style-name="ce46">
            <text:p>85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218" table:style-name="ce7">
            <text:p>201.218</text:p>
          </table:table-cell>
          <table:table-cell office:value-type="percentage" office:value="0.91604714580326774" table:style-name="ce49">
            <text:p>91,6%</text:p>
          </table:table-cell>
          <table:table-cell office:value-type="float" office:value="141493" table:style-name="ce7">
            <text:p>141.493</text:p>
          </table:table-cell>
          <table:table-cell office:value-type="percentage" office:value="0.91665478951528268" table:style-name="ce49">
            <text:p>91,7%</text:p>
          </table:table-cell>
          <table:table-cell office:value-type="float" office:value="131049" table:style-name="ce7">
            <text:p>131.049</text:p>
          </table:table-cell>
          <table:table-cell office:value-type="percentage" office:value="0.70202063490362876" table:style-name="ce49">
            <text:p>70,2%</text:p>
          </table:table-cell>
          <table:table-cell office:value-type="float" office:value="97582" table:style-name="ce7">
            <text:p>97.582</text:p>
          </table:table-cell>
          <table:table-cell office:value-type="percentage" office:value="0.51480332573647336" table:style-name="ce49">
            <text:p>51,5%</text:p>
          </table:table-cell>
          <table:table-cell office:value-type="float" office:value="44298" table:style-name="ce7">
            <text:p>44.298</text:p>
          </table:table-cell>
          <table:table-cell office:value-type="percentage" office:value="0.34553013580025427" table:style-name="ce49">
            <text:p>34,6%</text:p>
          </table:table-cell>
          <table:table-cell office:value-type="float" office:value="31056" table:style-name="ce7">
            <text:p>31.056</text:p>
          </table:table-cell>
          <table:table-cell office:value-type="percentage" office:value="0.29158646849502851" table:style-name="ce49">
            <text:p>29,2%</text:p>
          </table:table-cell>
          <table:table-cell office:value-type="float" office:value="36577" table:style-name="ce7">
            <text:p>36.577</text:p>
          </table:table-cell>
          <table:table-cell office:value-type="percentage" office:value="0.62218479961896989" table:style-name="ce49">
            <text:p>62,2%</text:p>
          </table:table-cell>
          <table:table-cell office:value-type="float" office:value="117438" table:style-name="ce7">
            <text:p>117.438</text:p>
          </table:table-cell>
          <table:table-cell office:value-type="percentage" office:value="0.8706011431282572" table:style-name="ce49">
            <text:p>87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559" table:style-name="ce7">
            <text:p>191.559</text:p>
          </table:table-cell>
          <table:table-cell office:value-type="percentage" office:value="0.94532614810647564" table:style-name="ce49">
            <text:p>94,5%</text:p>
          </table:table-cell>
          <table:table-cell office:value-type="float" office:value="141724" table:style-name="ce7">
            <text:p>141.724</text:p>
          </table:table-cell>
          <table:table-cell office:value-type="percentage" office:value="0.95699324073386316" table:style-name="ce49">
            <text:p>95,7%</text:p>
          </table:table-cell>
          <table:table-cell office:value-type="float" office:value="143032" table:style-name="ce7">
            <text:p>143.032</text:p>
          </table:table-cell>
          <table:table-cell office:value-type="percentage" office:value="0.93353783898443365" table:style-name="ce49">
            <text:p>93,4%</text:p>
          </table:table-cell>
          <table:table-cell office:value-type="float" office:value="122729" table:style-name="ce7">
            <text:p>122.729</text:p>
          </table:table-cell>
          <table:table-cell office:value-type="percentage" office:value="0.81230681660235493" table:style-name="ce49">
            <text:p>81,2%</text:p>
          </table:table-cell>
          <table:table-cell office:value-type="float" office:value="56059" table:style-name="ce7">
            <text:p>56.059</text:p>
          </table:table-cell>
          <table:table-cell office:value-type="percentage" office:value="0.61566762580446766" table:style-name="ce49">
            <text:p>61,6%</text:p>
          </table:table-cell>
          <table:table-cell office:value-type="float" office:value="37558" table:style-name="ce7">
            <text:p>37.558</text:p>
          </table:table-cell>
          <table:table-cell office:value-type="percentage" office:value="0.56413722662821442" table:style-name="ce49">
            <text:p>56,4%</text:p>
          </table:table-cell>
          <table:table-cell office:value-type="float" office:value="41567" table:style-name="ce7">
            <text:p>41.567</text:p>
          </table:table-cell>
          <table:table-cell office:value-type="percentage" office:value="0.91712816892085691" table:style-name="ce49">
            <text:p>91,7%</text:p>
          </table:table-cell>
          <table:table-cell office:value-type="float" office:value="113482" table:style-name="ce7">
            <text:p>113.482</text:p>
          </table:table-cell>
          <table:table-cell office:value-type="percentage" office:value="0.96520459629336663" table:style-name="ce49">
            <text:p>96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050" table:style-name="ce7">
            <text:p>119.050</text:p>
          </table:table-cell>
          <table:table-cell office:value-type="percentage" office:value="0.90943814216416485" table:style-name="ce49">
            <text:p>90,9%</text:p>
          </table:table-cell>
          <table:table-cell office:value-type="float" office:value="94889" table:style-name="ce7">
            <text:p>94.889</text:p>
          </table:table-cell>
          <table:table-cell office:value-type="percentage" office:value="0.85000851002839661" table:style-name="ce49">
            <text:p>85,0%</text:p>
          </table:table-cell>
          <table:table-cell office:value-type="float" office:value="97654" table:style-name="ce7">
            <text:p>97.654</text:p>
          </table:table-cell>
          <table:table-cell office:value-type="percentage" office:value="0.64115291182456835" table:style-name="ce49">
            <text:p>64,1%</text:p>
          </table:table-cell>
          <table:table-cell office:value-type="float" office:value="72939" table:style-name="ce7">
            <text:p>72.939</text:p>
          </table:table-cell>
          <table:table-cell office:value-type="percentage" office:value="0.42464908041894939" table:style-name="ce49">
            <text:p>42,5%</text:p>
          </table:table-cell>
          <table:table-cell office:value-type="float" office:value="31634" table:style-name="ce7">
            <text:p>31.634</text:p>
          </table:table-cell>
          <table:table-cell office:value-type="percentage" office:value="0.23889681838434643" table:style-name="ce49">
            <text:p>23,9%</text:p>
          </table:table-cell>
          <table:table-cell office:value-type="float" office:value="20170" table:style-name="ce7">
            <text:p>20.170</text:p>
          </table:table-cell>
          <table:table-cell office:value-type="percentage" office:value="0.19795081162777003" table:style-name="ce49">
            <text:p>19,8%</text:p>
          </table:table-cell>
          <table:table-cell office:value-type="float" office:value="33966" table:style-name="ce7">
            <text:p>33.966</text:p>
          </table:table-cell>
          <table:table-cell office:value-type="percentage" office:value="0.66606530051965884" table:style-name="ce49">
            <text:p>66,6%</text:p>
          </table:table-cell>
          <table:table-cell office:value-type="float" office:value="98762" table:style-name="ce7">
            <text:p>98.762</text:p>
          </table:table-cell>
          <table:table-cell office:value-type="percentage" office:value="0.82345584311632869" table:style-name="ce49">
            <text:p>82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0980" table:style-name="ce7">
            <text:p>220.980</text:p>
          </table:table-cell>
          <table:table-cell office:value-type="percentage" office:value="0.90590077643952871" table:style-name="ce49">
            <text:p>90,6%</text:p>
          </table:table-cell>
          <table:table-cell office:value-type="float" office:value="193428" table:style-name="ce7">
            <text:p>193.428</text:p>
          </table:table-cell>
          <table:table-cell office:value-type="percentage" office:value="0.86591846144892759" table:style-name="ce49">
            <text:p>86,6%</text:p>
          </table:table-cell>
          <table:table-cell office:value-type="float" office:value="231891" table:style-name="ce7">
            <text:p>231.891</text:p>
          </table:table-cell>
          <table:table-cell office:value-type="percentage" office:value="0.71993927314047279" table:style-name="ce49">
            <text:p>72,0%</text:p>
          </table:table-cell>
          <table:table-cell office:value-type="float" office:value="171856" table:style-name="ce7">
            <text:p>171.856</text:p>
          </table:table-cell>
          <table:table-cell office:value-type="percentage" office:value="0.53757077168506995" table:style-name="ce49">
            <text:p>53,8%</text:p>
          </table:table-cell>
          <table:table-cell office:value-type="float" office:value="63794" table:style-name="ce7">
            <text:p>63.794</text:p>
          </table:table-cell>
          <table:table-cell office:value-type="percentage" office:value="0.27615254750876583" table:style-name="ce49">
            <text:p>27,6%</text:p>
          </table:table-cell>
          <table:table-cell office:value-type="float" office:value="32022" table:style-name="ce7">
            <text:p>32.022</text:p>
          </table:table-cell>
          <table:table-cell office:value-type="percentage" office:value="0.17011985209741171" table:style-name="ce49">
            <text:p>17,0%</text:p>
          </table:table-cell>
          <table:table-cell office:value-type="float" office:value="95493" table:style-name="ce7">
            <text:p>95.493</text:p>
          </table:table-cell>
          <table:table-cell office:value-type="percentage" office:value="0.71112716332548931" table:style-name="ce49">
            <text:p>71,1%</text:p>
          </table:table-cell>
          <table:table-cell office:value-type="float" office:value="184596" table:style-name="ce7">
            <text:p>184.596</text:p>
          </table:table-cell>
          <table:table-cell office:value-type="percentage" office:value="0.82877333500947314" table:style-name="ce49">
            <text:p>82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447" table:style-name="ce7">
            <text:p>92.447</text:p>
          </table:table-cell>
          <table:table-cell office:value-type="percentage" office:value="0.94067787987016294" table:style-name="ce49">
            <text:p>94,1%</text:p>
          </table:table-cell>
          <table:table-cell office:value-type="float" office:value="75516" table:style-name="ce7">
            <text:p>75.516</text:p>
          </table:table-cell>
          <table:table-cell office:value-type="percentage" office:value="0.98116051243406177" table:style-name="ce49">
            <text:p>98,1%</text:p>
          </table:table-cell>
          <table:table-cell office:value-type="float" office:value="70169" table:style-name="ce7">
            <text:p>70.169</text:p>
          </table:table-cell>
          <table:table-cell office:value-type="percentage" office:value="0.82746462264150944" table:style-name="ce49">
            <text:p>82,7%</text:p>
          </table:table-cell>
          <table:table-cell office:value-type="float" office:value="58417" table:style-name="ce7">
            <text:p>58.417</text:p>
          </table:table-cell>
          <table:table-cell office:value-type="percentage" office:value="0.65744929884979852" table:style-name="ce49">
            <text:p>65,7%</text:p>
          </table:table-cell>
          <table:table-cell office:value-type="float" office:value="27596" table:style-name="ce7">
            <text:p>27.596</text:p>
          </table:table-cell>
          <table:table-cell office:value-type="percentage" office:value="0.49210906432227114" table:style-name="ce49">
            <text:p>49,2%</text:p>
          </table:table-cell>
          <table:table-cell office:value-type="float" office:value="13537" table:style-name="ce7">
            <text:p>13.537</text:p>
          </table:table-cell>
          <table:table-cell office:value-type="percentage" office:value="0.31812093154419196" table:style-name="ce49">
            <text:p>31,8%</text:p>
          </table:table-cell>
          <table:table-cell office:value-type="float" office:value="19730" table:style-name="ce7">
            <text:p>19.730</text:p>
          </table:table-cell>
          <table:table-cell office:value-type="percentage" office:value="0.88925947626988777" table:style-name="ce49">
            <text:p>88,9%</text:p>
          </table:table-cell>
          <table:table-cell office:value-type="float" office:value="55764" table:style-name="ce7">
            <text:p>55.764</text:p>
          </table:table-cell>
          <table:table-cell office:value-type="percentage" office:value="0.94087872038874265" table:style-name="ce49">
            <text:p>94,1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456" table:style-name="ce7">
            <text:p>446.456</text:p>
          </table:table-cell>
          <table:table-cell office:value-type="percentage" office:value="0.93294075608038496" table:style-name="ce49">
            <text:p>93,3%</text:p>
          </table:table-cell>
          <table:table-cell office:value-type="float" office:value="294618" table:style-name="ce7">
            <text:p>294.618</text:p>
          </table:table-cell>
          <table:table-cell office:value-type="percentage" office:value="0.91350736249391495" table:style-name="ce49">
            <text:p>91,4%</text:p>
          </table:table-cell>
          <table:table-cell office:value-type="float" office:value="295083" table:style-name="ce7">
            <text:p>295.083</text:p>
          </table:table-cell>
          <table:table-cell office:value-type="percentage" office:value="0.83499719859420363" table:style-name="ce49">
            <text:p>83,5%</text:p>
          </table:table-cell>
          <table:table-cell office:value-type="float" office:value="217653" table:style-name="ce7">
            <text:p>217.653</text:p>
          </table:table-cell>
          <table:table-cell office:value-type="percentage" office:value="0.6767312140885009" table:style-name="ce49">
            <text:p>67,7%</text:p>
          </table:table-cell>
          <table:table-cell office:value-type="float" office:value="108236" table:style-name="ce7">
            <text:p>108.236</text:p>
          </table:table-cell>
          <table:table-cell office:value-type="percentage" office:value="0.50609496645079843" table:style-name="ce49">
            <text:p>50,6%</text:p>
          </table:table-cell>
          <table:table-cell office:value-type="float" office:value="66007" table:style-name="ce7">
            <text:p>66.007</text:p>
          </table:table-cell>
          <table:table-cell office:value-type="percentage" office:value="0.37781975329841733" table:style-name="ce49">
            <text:p>37,8%</text:p>
          </table:table-cell>
          <table:table-cell office:value-type="float" office:value="82268" table:style-name="ce7">
            <text:p>82.268</text:p>
          </table:table-cell>
          <table:table-cell office:value-type="percentage" office:value="0.86013006294042615" table:style-name="ce49">
            <text:p>86,0%</text:p>
          </table:table-cell>
          <table:table-cell office:value-type="float" office:value="225865" table:style-name="ce7">
            <text:p>225.865</text:p>
          </table:table-cell>
          <table:table-cell office:value-type="percentage" office:value="0.92836239282514155" table:style-name="ce49">
            <text:p>92,8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71315" table:style-name="ce7">
            <text:p>271.315</text:p>
          </table:table-cell>
          <table:table-cell office:value-type="percentage" office:value="0.91709735973039574" table:style-name="ce49">
            <text:p>91,7%</text:p>
          </table:table-cell>
          <table:table-cell office:value-type="float" office:value="204144" table:style-name="ce7">
            <text:p>204.144</text:p>
          </table:table-cell>
          <table:table-cell office:value-type="percentage" office:value="0.92439356822329188" table:style-name="ce49">
            <text:p>92,4%</text:p>
          </table:table-cell>
          <table:table-cell office:value-type="float" office:value="217159" table:style-name="ce7">
            <text:p>217.159</text:p>
          </table:table-cell>
          <table:table-cell office:value-type="percentage" office:value="0.76385092949225275" table:style-name="ce49">
            <text:p>76,4%</text:p>
          </table:table-cell>
          <table:table-cell office:value-type="float" office:value="167116" table:style-name="ce7">
            <text:p>167.116</text:p>
          </table:table-cell>
          <table:table-cell office:value-type="percentage" office:value="0.58772679475140943" table:style-name="ce49">
            <text:p>58,8%</text:p>
          </table:table-cell>
          <table:table-cell office:value-type="float" office:value="74969" table:style-name="ce7">
            <text:p>74.969</text:p>
          </table:table-cell>
          <table:table-cell office:value-type="percentage" office:value="0.36729524621406978" table:style-name="ce49">
            <text:p>36,7%</text:p>
          </table:table-cell>
          <table:table-cell office:value-type="float" office:value="41186" table:style-name="ce7">
            <text:p>41.186</text:p>
          </table:table-cell>
          <table:table-cell office:value-type="percentage" office:value="0.23950779537220648" table:style-name="ce49">
            <text:p>24,0%</text:p>
          </table:table-cell>
          <table:table-cell office:value-type="float" office:value="64486" table:style-name="ce7">
            <text:p>64.486</text:p>
          </table:table-cell>
          <table:table-cell office:value-type="percentage" office:value="0.83349705304518662" table:style-name="ce49">
            <text:p>83,3%</text:p>
          </table:table-cell>
          <table:table-cell office:value-type="float" office:value="180806" table:style-name="ce7">
            <text:p>180.806</text:p>
          </table:table-cell>
          <table:table-cell office:value-type="percentage" office:value="0.87165246903759841" table:style-name="ce49">
            <text:p>87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0988" table:style-name="ce7">
            <text:p>970.988</text:p>
          </table:table-cell>
          <table:table-cell office:value-type="percentage" office:value="0.90478910512362964" table:style-name="ce49">
            <text:p>90,5%</text:p>
          </table:table-cell>
          <table:table-cell office:value-type="float" office:value="712502" table:style-name="ce7">
            <text:p>712.502</text:p>
          </table:table-cell>
          <table:table-cell office:value-type="percentage" office:value="0.89281601525739973" table:style-name="ce49">
            <text:p>89,3%</text:p>
          </table:table-cell>
          <table:table-cell office:value-type="float" office:value="740127" table:style-name="ce7">
            <text:p>740.127</text:p>
          </table:table-cell>
          <table:table-cell office:value-type="percentage" office:value="0.7152809992113931" table:style-name="ce49">
            <text:p>71,5%</text:p>
          </table:table-cell>
          <table:table-cell office:value-type="float" office:value="611690" table:style-name="ce7">
            <text:p>611.690</text:p>
          </table:table-cell>
          <table:table-cell office:value-type="percentage" office:value="0.53275954270942749" table:style-name="ce49">
            <text:p>53,3%</text:p>
          </table:table-cell>
          <table:table-cell office:value-type="float" office:value="278136" table:style-name="ce7">
            <text:p>278.136</text:p>
          </table:table-cell>
          <table:table-cell office:value-type="percentage" office:value="0.34441527564515328" table:style-name="ce49">
            <text:p>34,4%</text:p>
          </table:table-cell>
          <table:table-cell office:value-type="float" office:value="153164" table:style-name="ce7">
            <text:p>153.164</text:p>
          </table:table-cell>
          <table:table-cell office:value-type="percentage" office:value="0.22809504804227004" table:style-name="ce49">
            <text:p>22,8%</text:p>
          </table:table-cell>
          <table:table-cell office:value-type="float" office:value="211881" table:style-name="ce7">
            <text:p>211.881</text:p>
          </table:table-cell>
          <table:table-cell office:value-type="percentage" office:value="0.60968212541759348" table:style-name="ce49">
            <text:p>61,0%</text:p>
          </table:table-cell>
          <table:table-cell office:value-type="float" office:value="700713" table:style-name="ce7">
            <text:p>700.713</text:p>
          </table:table-cell>
          <table:table-cell office:value-type="percentage" office:value="0.87163115274097847" table:style-name="ce49">
            <text:p>87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6455" table:style-name="ce7">
            <text:p>686.455</text:p>
          </table:table-cell>
          <table:table-cell office:value-type="percentage" office:value="0.94425568791438552" table:style-name="ce49">
            <text:p>94,4%</text:p>
          </table:table-cell>
          <table:table-cell office:value-type="float" office:value="550682" table:style-name="ce7">
            <text:p>550.682</text:p>
          </table:table-cell>
          <table:table-cell office:value-type="percentage" office:value="0.96552606847797118" table:style-name="ce49">
            <text:p>96,6%</text:p>
          </table:table-cell>
          <table:table-cell office:value-type="float" office:value="581869" table:style-name="ce7">
            <text:p>581.869</text:p>
          </table:table-cell>
          <table:table-cell office:value-type="percentage" office:value="0.81305796787558249" table:style-name="ce49">
            <text:p>81,3%</text:p>
          </table:table-cell>
          <table:table-cell office:value-type="float" office:value="483000" table:style-name="ce7">
            <text:p>483.000</text:p>
          </table:table-cell>
          <table:table-cell office:value-type="percentage" office:value="0.63822786716932067" table:style-name="ce49">
            <text:p>63,8%</text:p>
          </table:table-cell>
          <table:table-cell office:value-type="float" office:value="236973" table:style-name="ce7">
            <text:p>236.973</text:p>
          </table:table-cell>
          <table:table-cell office:value-type="percentage" office:value="0.45811979360995064" table:style-name="ce49">
            <text:p>45,8%</text:p>
          </table:table-cell>
          <table:table-cell office:value-type="float" office:value="150933" table:style-name="ce7">
            <text:p>150.933</text:p>
          </table:table-cell>
          <table:table-cell office:value-type="percentage" office:value="0.34880625264320692" table:style-name="ce49">
            <text:p>34,9%</text:p>
          </table:table-cell>
          <table:table-cell office:value-type="float" office:value="184152" table:style-name="ce7">
            <text:p>184.152</text:p>
          </table:table-cell>
          <table:table-cell office:value-type="percentage" office:value="0.87248125002961141" table:style-name="ce49">
            <text:p>87,2%</text:p>
          </table:table-cell>
          <table:table-cell office:value-type="float" office:value="427787" table:style-name="ce7">
            <text:p>427.787</text:p>
          </table:table-cell>
          <table:table-cell office:value-type="percentage" office:value="0.91607527549477707" table:style-name="ce49">
            <text:p>91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287" table:style-name="ce7">
            <text:p>154.287</text:p>
          </table:table-cell>
          <table:table-cell office:value-type="percentage" office:value="0.88998552137471953" table:style-name="ce49">
            <text:p>89,0%</text:p>
          </table:table-cell>
          <table:table-cell office:value-type="float" office:value="125061" table:style-name="ce7">
            <text:p>125.061</text:p>
          </table:table-cell>
          <table:table-cell office:value-type="percentage" office:value="0.94405610242164384" table:style-name="ce49">
            <text:p>94,4%</text:p>
          </table:table-cell>
          <table:table-cell office:value-type="float" office:value="129290" table:style-name="ce7">
            <text:p>129.290</text:p>
          </table:table-cell>
          <table:table-cell office:value-type="percentage" office:value="0.80134621701861275" table:style-name="ce49">
            <text:p>80,1%</text:p>
          </table:table-cell>
          <table:table-cell office:value-type="float" office:value="96169" table:style-name="ce7">
            <text:p>96.169</text:p>
          </table:table-cell>
          <table:table-cell office:value-type="percentage" office:value="0.66003898367901603" table:style-name="ce49">
            <text:p>66,0%</text:p>
          </table:table-cell>
          <table:table-cell office:value-type="float" office:value="54788" table:style-name="ce7">
            <text:p>54.788</text:p>
          </table:table-cell>
          <table:table-cell office:value-type="percentage" office:value="0.48655897267390746" table:style-name="ce49">
            <text:p>48,7%</text:p>
          </table:table-cell>
          <table:table-cell office:value-type="float" office:value="21698" table:style-name="ce7">
            <text:p>21.698</text:p>
          </table:table-cell>
          <table:table-cell office:value-type="percentage" office:value="0.23374664698848396" table:style-name="ce49">
            <text:p>23,4%</text:p>
          </table:table-cell>
          <table:table-cell office:value-type="float" office:value="34848" table:style-name="ce7">
            <text:p>34.848</text:p>
          </table:table-cell>
          <table:table-cell office:value-type="percentage" office:value="0.87401871034084921" table:style-name="ce49">
            <text:p>87,4%</text:p>
          </table:table-cell>
          <table:table-cell office:value-type="float" office:value="91808" table:style-name="ce7">
            <text:p>91.808</text:p>
          </table:table-cell>
          <table:table-cell office:value-type="percentage" office:value="0.91047751276838396" table:style-name="ce49">
            <text:p>91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451" table:style-name="ce7">
            <text:p>505.451</text:p>
          </table:table-cell>
          <table:table-cell office:value-type="percentage" office:value="0.94879216715377934" table:style-name="ce49">
            <text:p>94,9%</text:p>
          </table:table-cell>
          <table:table-cell office:value-type="float" office:value="334317" table:style-name="ce7">
            <text:p>334.317</text:p>
          </table:table-cell>
          <table:table-cell office:value-type="percentage" office:value="0.96229315203343535" table:style-name="ce49">
            <text:p>96,2%</text:p>
          </table:table-cell>
          <table:table-cell office:value-type="float" office:value="371945" table:style-name="ce7">
            <text:p>371.945</text:p>
          </table:table-cell>
          <table:table-cell office:value-type="percentage" office:value="0.94869165767571884" table:style-name="ce49">
            <text:p>94,9%</text:p>
          </table:table-cell>
          <table:table-cell office:value-type="float" office:value="372331" table:style-name="ce7">
            <text:p>372.331</text:p>
          </table:table-cell>
          <table:table-cell office:value-type="percentage" office:value="0.90798929915305282" table:style-name="ce49">
            <text:p>90,8%</text:p>
          </table:table-cell>
          <table:table-cell office:value-type="float" office:value="179191" table:style-name="ce7">
            <text:p>179.191</text:p>
          </table:table-cell>
          <table:table-cell office:value-type="percentage" office:value="0.67410907421967581" table:style-name="ce49">
            <text:p>67,4%</text:p>
          </table:table-cell>
          <table:table-cell office:value-type="float" office:value="121831" table:style-name="ce7">
            <text:p>121.831</text:p>
          </table:table-cell>
          <table:table-cell office:value-type="percentage" office:value="0.60703039362232192" table:style-name="ce49">
            <text:p>60,7%</text:p>
          </table:table-cell>
          <table:table-cell office:value-type="float" office:value="112822" table:style-name="ce7">
            <text:p>112.822</text:p>
          </table:table-cell>
          <table:table-cell office:value-type="percentage" office:value="0.90979614218437521" table:style-name="ce49">
            <text:p>91,0%</text:p>
          </table:table-cell>
          <table:table-cell office:value-type="float" office:value="298810" table:style-name="ce7">
            <text:p>298.810</text:p>
          </table:table-cell>
          <table:table-cell office:value-type="percentage" office:value="0.98099790543601728" table:style-name="ce49">
            <text:p>98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7980" table:style-name="ce7">
            <text:p>47.980</text:p>
          </table:table-cell>
          <table:table-cell office:value-type="percentage" office:value="0.92439889025893962" table:style-name="ce49">
            <text:p>92,4%</text:p>
          </table:table-cell>
          <table:table-cell office:value-type="float" office:value="35560" table:style-name="ce7">
            <text:p>35.560</text:p>
          </table:table-cell>
          <table:table-cell office:value-type="percentage" office:value="0.93473175091344007" table:style-name="ce49">
            <text:p>93,5%</text:p>
          </table:table-cell>
          <table:table-cell office:value-type="float" office:value="32143" table:style-name="ce7">
            <text:p>32.143</text:p>
          </table:table-cell>
          <table:table-cell office:value-type="percentage" office:value="0.70990326427845751" table:style-name="ce49">
            <text:p>71,0%</text:p>
          </table:table-cell>
          <table:table-cell office:value-type="float" office:value="25460" table:style-name="ce7">
            <text:p>25.460</text:p>
          </table:table-cell>
          <table:table-cell office:value-type="percentage" office:value="0.53527878227230674" table:style-name="ce49">
            <text:p>53,5%</text:p>
          </table:table-cell>
          <table:table-cell office:value-type="float" office:value="9970" table:style-name="ce7">
            <text:p>9.970</text:p>
          </table:table-cell>
          <table:table-cell office:value-type="percentage" office:value="0.31555625890172495" table:style-name="ce49">
            <text:p>31,6%</text:p>
          </table:table-cell>
          <table:table-cell office:value-type="float" office:value="3768" table:style-name="ce7">
            <text:p>3.768</text:p>
          </table:table-cell>
          <table:table-cell office:value-type="percentage" office:value="0.15300901486234061" table:style-name="ce49">
            <text:p>15,3%</text:p>
          </table:table-cell>
          <table:table-cell office:value-type="float" office:value="12442" table:style-name="ce7">
            <text:p>12.442</text:p>
          </table:table-cell>
          <table:table-cell office:value-type="percentage" office:value="0.87232699992988849" table:style-name="ce49">
            <text:p>87,2%</text:p>
          </table:table-cell>
          <table:table-cell office:value-type="float" office:value="24930" table:style-name="ce7">
            <text:p>24.930</text:p>
          </table:table-cell>
          <table:table-cell office:value-type="percentage" office:value="0.84262827012776309" table:style-name="ce49">
            <text:p>84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4154" table:style-name="ce7">
            <text:p>824.154</text:p>
          </table:table-cell>
          <table:table-cell office:value-type="percentage" office:value="0.93186027421422901" table:style-name="ce49">
            <text:p>93,2%</text:p>
          </table:table-cell>
          <table:table-cell office:value-type="float" office:value="609100" table:style-name="ce7">
            <text:p>609.100</text:p>
          </table:table-cell>
          <table:table-cell office:value-type="percentage" office:value="0.89085784740311502" table:style-name="ce49">
            <text:p>89,1%</text:p>
          </table:table-cell>
          <table:table-cell office:value-type="float" office:value="677604" table:style-name="ce7">
            <text:p>677.604</text:p>
          </table:table-cell>
          <table:table-cell office:value-type="percentage" office:value="0.71769821053133287" table:style-name="ce49">
            <text:p>71,8%</text:p>
          </table:table-cell>
          <table:table-cell office:value-type="float" office:value="552672" table:style-name="ce7">
            <text:p>552.672</text:p>
          </table:table-cell>
          <table:table-cell office:value-type="percentage" office:value="0.53397899724349696" table:style-name="ce49">
            <text:p>53,4%</text:p>
          </table:table-cell>
          <table:table-cell office:value-type="float" office:value="280598" table:style-name="ce7">
            <text:p>280.598</text:p>
          </table:table-cell>
          <table:table-cell office:value-type="percentage" office:value="0.37144143070833829" table:style-name="ce49">
            <text:p>37,1%</text:p>
          </table:table-cell>
          <table:table-cell office:value-type="float" office:value="168032" table:style-name="ce7">
            <text:p>168.032</text:p>
          </table:table-cell>
          <table:table-cell office:value-type="percentage" office:value="0.27621895388843865" table:style-name="ce49">
            <text:p>27,6%</text:p>
          </table:table-cell>
          <table:table-cell office:value-type="float" office:value="186207" table:style-name="ce7">
            <text:p>186.207</text:p>
          </table:table-cell>
          <table:table-cell office:value-type="percentage" office:value="0.77762836441084959" table:style-name="ce49">
            <text:p>77,8%</text:p>
          </table:table-cell>
          <table:table-cell office:value-type="float" office:value="552287" table:style-name="ce7">
            <text:p>552.287</text:p>
          </table:table-cell>
          <table:table-cell office:value-type="percentage" office:value="0.8364676998944357" table:style-name="ce49">
            <text:p>83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57935" table:style-name="ce7">
            <text:p>157.935</text:p>
          </table:table-cell>
          <table:table-cell office:value-type="percentage" office:value="0.89507957018498363" table:style-name="ce49">
            <text:p>89,5%</text:p>
          </table:table-cell>
          <table:table-cell office:value-type="float" office:value="125813" table:style-name="ce7">
            <text:p>125.813</text:p>
          </table:table-cell>
          <table:table-cell office:value-type="percentage" office:value="0.86007164244404644" table:style-name="ce49">
            <text:p>86,0%</text:p>
          </table:table-cell>
          <table:table-cell office:value-type="float" office:value="141031" table:style-name="ce7">
            <text:p>141.031</text:p>
          </table:table-cell>
          <table:table-cell office:value-type="percentage" office:value="0.67888552462464924" table:style-name="ce49">
            <text:p>67,9%</text:p>
          </table:table-cell>
          <table:table-cell office:value-type="float" office:value="114494" table:style-name="ce7">
            <text:p>114.494</text:p>
          </table:table-cell>
          <table:table-cell office:value-type="percentage" office:value="0.49249603186551788" table:style-name="ce49">
            <text:p>49,2%</text:p>
          </table:table-cell>
          <table:table-cell office:value-type="float" office:value="49027" table:style-name="ce7">
            <text:p>49.027</text:p>
          </table:table-cell>
          <table:table-cell office:value-type="percentage" office:value="0.28893118974093018" table:style-name="ce49">
            <text:p>28,9%</text:p>
          </table:table-cell>
          <table:table-cell office:value-type="float" office:value="34143" table:style-name="ce7">
            <text:p>34.143</text:p>
          </table:table-cell>
          <table:table-cell office:value-type="percentage" office:value="0.23697251526929483" table:style-name="ce49">
            <text:p>23,7%</text:p>
          </table:table-cell>
          <table:table-cell office:value-type="float" office:value="48966" table:style-name="ce7">
            <text:p>48.966</text:p>
          </table:table-cell>
          <table:table-cell office:value-type="percentage" office:value="0.73422200896672718" table:style-name="ce49">
            <text:p>73,4%</text:p>
          </table:table-cell>
          <table:table-cell office:value-type="float" office:value="107663" table:style-name="ce7">
            <text:p>107.663</text:p>
          </table:table-cell>
          <table:table-cell office:value-type="percentage" office:value="0.81683547665111333" table:style-name="ce49">
            <text:p>8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233" table:style-name="ce7">
            <text:p>92.233</text:p>
          </table:table-cell>
          <table:table-cell office:value-type="percentage" office:value="0.93950413559874502" table:style-name="ce49">
            <text:p>94,0%</text:p>
          </table:table-cell>
          <table:table-cell office:value-type="float" office:value="69634" table:style-name="ce7">
            <text:p>69.634</text:p>
          </table:table-cell>
          <table:table-cell office:value-type="percentage" office:value="0.96369901878018738" table:style-name="ce49">
            <text:p>96,4%</text:p>
          </table:table-cell>
          <table:table-cell office:value-type="float" office:value="69765" table:style-name="ce7">
            <text:p>69.765</text:p>
          </table:table-cell>
          <table:table-cell office:value-type="percentage" office:value="0.75706441531382929" table:style-name="ce49">
            <text:p>75,7%</text:p>
          </table:table-cell>
          <table:table-cell office:value-type="float" office:value="53774" table:style-name="ce7">
            <text:p>53.774</text:p>
          </table:table-cell>
          <table:table-cell office:value-type="percentage" office:value="0.56082349505652662" table:style-name="ce49">
            <text:p>56,1%</text:p>
          </table:table-cell>
          <table:table-cell office:value-type="float" office:value="24663" table:style-name="ce7">
            <text:p>24.663</text:p>
          </table:table-cell>
          <table:table-cell office:value-type="percentage" office:value="0.37870249520153548" table:style-name="ce49">
            <text:p>37,9%</text:p>
          </table:table-cell>
          <table:table-cell office:value-type="float" office:value="14240" table:style-name="ce7">
            <text:p>14.240</text:p>
          </table:table-cell>
          <table:table-cell office:value-type="percentage" office:value="0.24289150050318112" table:style-name="ce49">
            <text:p>24,3%</text:p>
          </table:table-cell>
          <table:table-cell office:value-type="float" office:value="19993" table:style-name="ce7">
            <text:p>19.993</text:p>
          </table:table-cell>
          <table:table-cell office:value-type="percentage" office:value="0.83937192997187116" table:style-name="ce49">
            <text:p>83,9%</text:p>
          </table:table-cell>
          <table:table-cell office:value-type="float" office:value="60305" table:style-name="ce7">
            <text:p>60.305</text:p>
          </table:table-cell>
          <table:table-cell office:value-type="percentage" office:value="0.89347359063634346" table:style-name="ce49">
            <text:p>89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056" table:style-name="ce7">
            <text:p>343.056</text:p>
          </table:table-cell>
          <table:table-cell office:value-type="percentage" office:value="0.91325494288429643" table:style-name="ce49">
            <text:p>91,3%</text:p>
          </table:table-cell>
          <table:table-cell office:value-type="float" office:value="249411" table:style-name="ce7">
            <text:p>249.411</text:p>
          </table:table-cell>
          <table:table-cell office:value-type="percentage" office:value="0.90648760630951519" table:style-name="ce49">
            <text:p>90,6%</text:p>
          </table:table-cell>
          <table:table-cell office:value-type="float" office:value="249981" table:style-name="ce7">
            <text:p>249.981</text:p>
          </table:table-cell>
          <table:table-cell office:value-type="percentage" office:value="0.7718345431472865" table:style-name="ce49">
            <text:p>77,2%</text:p>
          </table:table-cell>
          <table:table-cell office:value-type="float" office:value="173352" table:style-name="ce7">
            <text:p>173.352</text:p>
          </table:table-cell>
          <table:table-cell office:value-type="percentage" office:value="0.53814298575109432" table:style-name="ce49">
            <text:p>53,8%</text:p>
          </table:table-cell>
          <table:table-cell office:value-type="float" office:value="66079" table:style-name="ce7">
            <text:p>66.079</text:p>
          </table:table-cell>
          <table:table-cell office:value-type="percentage" office:value="0.31919754994783012" table:style-name="ce49">
            <text:p>31,9%</text:p>
          </table:table-cell>
          <table:table-cell office:value-type="float" office:value="36489" table:style-name="ce7">
            <text:p>36.489</text:p>
          </table:table-cell>
          <table:table-cell office:value-type="percentage" office:value="0.21376599334489385" table:style-name="ce49">
            <text:p>21,4%</text:p>
          </table:table-cell>
          <table:table-cell office:value-type="float" office:value="79955" table:style-name="ce7">
            <text:p>79.955</text:p>
          </table:table-cell>
          <table:table-cell office:value-type="percentage" office:value="0.80766705389161064" table:style-name="ce49">
            <text:p>80,8%</text:p>
          </table:table-cell>
          <table:table-cell office:value-type="float" office:value="191992" table:style-name="ce7">
            <text:p>191.992</text:p>
          </table:table-cell>
          <table:table-cell office:value-type="percentage" office:value="0.87034098842216923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12" table:style-name="ce7">
            <text:p>5.412</text:p>
          </table:table-cell>
          <table:table-cell office:value-type="percentage" office:value="0.82689075630252096" table:style-name="ce49">
            <text:p>82,7%</text:p>
          </table:table-cell>
          <table:table-cell office:value-type="float" office:value="6587" table:style-name="ce7">
            <text:p>6.587</text:p>
          </table:table-cell>
          <table:table-cell office:value-type="percentage" office:value="0.83200707338638369" table:style-name="ce49">
            <text:p>83,2%</text:p>
          </table:table-cell>
          <table:table-cell office:value-type="float" office:value="7217" table:style-name="ce7">
            <text:p>7.217</text:p>
          </table:table-cell>
          <table:table-cell office:value-type="percentage" office:value="0.66620511400350779" table:style-name="ce49">
            <text:p>66,6%</text:p>
          </table:table-cell>
          <table:table-cell office:value-type="float" office:value="6000" table:style-name="ce7">
            <text:p>6.000</text:p>
          </table:table-cell>
          <table:table-cell office:value-type="percentage" office:value="0.52938062466913716" table:style-name="ce49">
            <text:p>52,9%</text:p>
          </table:table-cell>
          <table:table-cell office:value-type="float" office:value="3132" table:style-name="ce7">
            <text:p>3.132</text:p>
          </table:table-cell>
          <table:table-cell office:value-type="percentage" office:value="0.336267983680481" table:style-name="ce49">
            <text:p>33,6%</text:p>
          </table:table-cell>
          <table:table-cell office:value-type="float" office:value="1669" table:style-name="ce7">
            <text:p>1.669</text:p>
          </table:table-cell>
          <table:table-cell office:value-type="percentage" office:value="0.18444026964305449" table:style-name="ce49">
            <text:p>18,4%</text:p>
          </table:table-cell>
          <table:table-cell office:value-type="float" office:value="1555" table:style-name="ce7">
            <text:p>1.555</text:p>
          </table:table-cell>
          <table:table-cell office:value-type="percentage" office:value="0.40201654601861425" table:style-name="ce49">
            <text:p>40,2%</text:p>
          </table:table-cell>
          <table:table-cell office:value-type="float" office:value="7564" table:style-name="ce7">
            <text:p>7.564</text:p>
          </table:table-cell>
          <table:table-cell office:value-type="percentage" office:value="0.84655847789591498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73" table:style-name="ce7">
            <text:p>4.173</text:p>
          </table:table-cell>
          <table:table-cell office:value-type="percentage" office:value="0.77021040974529342" table:style-name="ce49">
            <text:p>77,0%</text:p>
          </table:table-cell>
          <table:table-cell office:value-type="float" office:value="5083" table:style-name="ce7">
            <text:p>5.083</text:p>
          </table:table-cell>
          <table:table-cell office:value-type="percentage" office:value="0.68884672719880746" table:style-name="ce49">
            <text:p>68,9%</text:p>
          </table:table-cell>
          <table:table-cell office:value-type="float" office:value="6255" table:style-name="ce7">
            <text:p>6.255</text:p>
          </table:table-cell>
          <table:table-cell office:value-type="percentage" office:value="0.625625125025005" table:style-name="ce49">
            <text:p>62,6%</text:p>
          </table:table-cell>
          <table:table-cell office:value-type="float" office:value="5295" table:style-name="ce7">
            <text:p>5.295</text:p>
          </table:table-cell>
          <table:table-cell office:value-type="percentage" office:value="0.50500715307582256" table:style-name="ce49">
            <text:p>50,5%</text:p>
          </table:table-cell>
          <table:table-cell office:value-type="float" office:value="2576" table:style-name="ce7">
            <text:p>2.576</text:p>
          </table:table-cell>
          <table:table-cell office:value-type="percentage" office:value="0.2874358402142379" table:style-name="ce49">
            <text:p>28,7%</text:p>
          </table:table-cell>
          <table:table-cell office:value-type="float" office:value="1918" table:style-name="ce7">
            <text:p>1.918</text:p>
          </table:table-cell>
          <table:table-cell office:value-type="percentage" office:value="0.21420594147866875" table:style-name="ce49">
            <text:p>21,4%</text:p>
          </table:table-cell>
          <table:table-cell office:value-type="float" office:value="1319" table:style-name="ce7">
            <text:p>1.319</text:p>
          </table:table-cell>
          <table:table-cell office:value-type="percentage" office:value="0.29181415929203541" table:style-name="ce49">
            <text:p>29,2%</text:p>
          </table:table-cell>
          <table:table-cell office:value-type="float" office:value="6057" table:style-name="ce7">
            <text:p>6.057</text:p>
          </table:table-cell>
          <table:table-cell office:value-type="percentage" office:value="0.85249824067558055" table:style-name="ce49">
            <text:p>85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289" table:style-name="ce7">
            <text:p>2.289</text:p>
          </table:table-cell>
          <table:table-cell office:value-type="percentage" office:value="0.64153587443946192" table:style-name="ce49">
            <text:p>64,2%</text:p>
          </table:table-cell>
          <table:table-cell office:value-type="float" office:value="6296" table:style-name="ce7">
            <text:p>6.296</text:p>
          </table:table-cell>
          <table:table-cell office:value-type="percentage" office:value="0.67749919294092331" table:style-name="ce49">
            <text:p>67,7%</text:p>
          </table:table-cell>
          <table:table-cell office:value-type="float" office:value="13255" table:style-name="ce7">
            <text:p>13.255</text:p>
          </table:table-cell>
          <table:table-cell office:value-type="percentage" office:value="0.61201403638378427" table:style-name="ce49">
            <text:p>61,2%</text:p>
          </table:table-cell>
          <table:table-cell office:value-type="float" office:value="11628" table:style-name="ce7">
            <text:p>11.628</text:p>
          </table:table-cell>
          <table:table-cell office:value-type="percentage" office:value="0.37053087757313108" table:style-name="ce49">
            <text:p>37,1%</text:p>
          </table:table-cell>
          <table:table-cell office:value-type="float" office:value="6307" table:style-name="ce7">
            <text:p>6.307</text:p>
          </table:table-cell>
          <table:table-cell office:value-type="percentage" office:value="0.26558025939026442" table:style-name="ce49">
            <text:p>26,6%</text:p>
          </table:table-cell>
          <table:table-cell office:value-type="float" office:value="1159" table:style-name="ce7">
            <text:p>1.159</text:p>
          </table:table-cell>
          <table:table-cell office:value-type="percentage" office:value="0.90973312401883832" table:style-name="ce49">
            <text:p>91,0%</text:p>
          </table:table-cell>
          <table:table-cell office:value-type="float" office:value="23799" table:style-name="ce7">
            <text:p>23.799</text:p>
          </table:table-cell>
          <table:table-cell office:value-type="percentage" office:value="0.44769465189337648" table:style-name="ce49">
            <text:p>44,8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2" table:style-name="ce7">
            <text:p>52</text:p>
          </table:table-cell>
          <table:table-cell office:value-type="percentage" office:value="0.66666666666666663" table:style-name="ce52">
            <text:p>66,7%</text:p>
          </table:table-cell>
          <table:table-cell office:value-type="float" office:value="222" table:style-name="ce7">
            <text:p>222</text:p>
          </table:table-cell>
          <table:table-cell office:value-type="percentage" office:value="0.77351916376306618" table:style-name="ce52">
            <text:p>77,4%</text:p>
          </table:table-cell>
          <table:table-cell office:value-type="float" office:value="519" table:style-name="ce7">
            <text:p>519</text:p>
          </table:table-cell>
          <table:table-cell office:value-type="percentage" office:value="0.59792626728110598" table:style-name="ce52">
            <text:p>59,8%</text:p>
          </table:table-cell>
          <table:table-cell office:value-type="float" office:value="632" table:style-name="ce7">
            <text:p>632</text:p>
          </table:table-cell>
          <table:table-cell office:value-type="percentage" office:value="0.34820936639118455" table:style-name="ce52">
            <text:p>34,8%</text:p>
          </table:table-cell>
          <table:table-cell office:value-type="float" office:value="596" table:style-name="ce7">
            <text:p>596</text:p>
          </table:table-cell>
          <table:table-cell office:value-type="percentage" office:value="0.26762460709474628" table:style-name="ce52">
            <text:p>26,8%</text:p>
          </table:table-cell>
          <table:table-cell office:value-type="float" office:value="571" table:style-name="ce7">
            <text:p>571</text:p>
          </table:table-cell>
          <table:table-cell office:value-type="percentage" office:value="0.28664658634538154" table:style-name="ce52">
            <text:p>28,7%</text:p>
          </table:table-cell>
          <table:table-cell office:value-type="float" office:value="1131" table:style-name="ce7">
            <text:p>1.131</text:p>
          </table:table-cell>
          <table:table-cell office:value-type="percentage" office:value="0.25245535714285716" table:style-name="ce52">
            <text:p>25,2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30493" table:style-name="ce67">
            <text:p>6.330.493</text:p>
          </table:table-cell>
          <table:table-cell office:value-type="percentage" office:value="0.92311287333034209" table:style-name="ce68">
            <text:p>92,31%</text:p>
          </table:table-cell>
          <table:table-cell office:value-type="float" office:value="4828550" table:style-name="ce67">
            <text:p>4.828.550</text:p>
          </table:table-cell>
          <table:table-cell office:value-type="percentage" office:value="0.91606009261625454" table:style-name="ce68">
            <text:p>91,61%</text:p>
          </table:table-cell>
          <table:table-cell office:value-type="float" office:value="5034209" table:style-name="ce67">
            <text:p>5.034.209</text:p>
          </table:table-cell>
          <table:table-cell office:value-type="percentage" office:value="0.75094755832094862" table:style-name="ce68">
            <text:p>75,09%</text:p>
          </table:table-cell>
          <table:table-cell office:value-type="float" office:value="4041659" table:style-name="ce67">
            <text:p>4.041.659</text:p>
          </table:table-cell>
          <table:table-cell office:value-type="percentage" office:value="0.5751509827558261" table:style-name="ce68">
            <text:p>57,52%</text:p>
          </table:table-cell>
          <table:table-cell office:value-type="float" office:value="1907763" table:style-name="ce67">
            <text:p>1.907.763</text:p>
          </table:table-cell>
          <table:table-cell office:value-type="percentage" office:value="0.38274876644489358" table:style-name="ce68">
            <text:p>38,27%</text:p>
          </table:table-cell>
          <table:table-cell office:value-type="float" office:value="1123333" table:style-name="ce67">
            <text:p>1.123.333</text:p>
          </table:table-cell>
          <table:table-cell office:value-type="percentage" office:value="0.27508540914722113" table:style-name="ce68">
            <text:p>27,51%</text:p>
          </table:table-cell>
          <table:table-cell office:value-type="float" office:value="1471513" table:style-name="ce67">
            <text:p>1.471.513</text:p>
          </table:table-cell>
          <table:table-cell office:value-type="percentage" office:value="0.74206741230797313" table:style-name="ce68">
            <text:p>74,21%</text:p>
          </table:table-cell>
          <table:table-cell office:value-type="float" office:value="4212392" table:style-name="ce67">
            <text:p>4.212.392</text:p>
          </table:table-cell>
          <table:table-cell office:value-type="percentage" office:value="0.87305143912618421" table:style-name="ce68">
            <text:p>87,31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25633" table:style-name="ce75">
            <text:p>625.633</text:p>
          </table:table-cell>
          <table:table-cell office:value-type="float" office:value="407308" table:style-name="ce75">
            <text:p>407.308</text:p>
          </table:table-cell>
          <table:table-cell office:value-type="percentage" office:value="0.65103343333871455" table:style-name="ce76">
            <text:p>65,10%</text:p>
          </table:table-cell>
          <table:table-cell office:value-type="date" office:date-value="2022-02-13T00:00:00" table:style-name="ce77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89551" table:style-name="ce79">
            <text:p>89.551</text:p>
          </table:table-cell>
          <table:table-cell office:value-type="float" office:value="49191" table:style-name="ce79">
            <text:p>49.191</text:p>
          </table:table-cell>
          <table:table-cell office:value-type="percentage" office:value="0.54930709874819938" table:style-name="ce80">
            <text:p>54,93%</text:p>
          </table:table-cell>
          <table:table-cell office:value-type="date" office:date-value="2022-02-12T00:00:00" table:style-name="ce81">
            <text:p>12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3486" table:style-name="ce79">
            <text:p>53.486</text:p>
          </table:table-cell>
          <table:table-cell office:value-type="float" office:value="39837" table:style-name="ce79">
            <text:p>39.837</text:p>
          </table:table-cell>
          <table:table-cell office:value-type="percentage" office:value="0.74481172643308524" table:style-name="ce80">
            <text:p>74,48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404" table:style-name="ce79">
            <text:p>84.404</text:p>
          </table:table-cell>
          <table:table-cell office:value-type="float" office:value="29088" table:style-name="ce79">
            <text:p>29.088</text:p>
          </table:table-cell>
          <table:table-cell office:value-type="percentage" office:value="0.34462821667219562" table:style-name="ce80">
            <text:p>34,46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3490" table:style-name="ce79">
            <text:p>133.490</text:p>
          </table:table-cell>
          <table:table-cell office:value-type="float" office:value="70496" table:style-name="ce79">
            <text:p>70.496</text:p>
          </table:table-cell>
          <table:table-cell office:value-type="percentage" office:value="0.52809948310734889" table:style-name="ce80">
            <text:p>52,81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6806" table:style-name="ce79">
            <text:p>36.806</text:p>
          </table:table-cell>
          <table:table-cell office:value-type="float" office:value="23368" table:style-name="ce79">
            <text:p>23.368</text:p>
          </table:table-cell>
          <table:table-cell office:value-type="percentage" office:value="0.63489648426886924" table:style-name="ce80">
            <text:p>63,49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6938" table:style-name="ce79">
            <text:p>136.938</text:p>
          </table:table-cell>
          <table:table-cell office:value-type="float" office:value="93245" table:style-name="ce79">
            <text:p>93.245</text:p>
          </table:table-cell>
          <table:table-cell office:value-type="percentage" office:value="0.68092859542274609" table:style-name="ce80">
            <text:p>68,09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7544" table:style-name="ce79">
            <text:p>147.544</text:p>
          </table:table-cell>
          <table:table-cell office:value-type="float" office:value="92813" table:style-name="ce79">
            <text:p>92.813</text:p>
          </table:table-cell>
          <table:table-cell office:value-type="percentage" office:value="0.62905302824920029" table:style-name="ce80">
            <text:p>62,91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59033" table:style-name="ce79">
            <text:p>559.033</text:p>
          </table:table-cell>
          <table:table-cell office:value-type="float" office:value="225185" table:style-name="ce79">
            <text:p>225.185</text:p>
          </table:table-cell>
          <table:table-cell office:value-type="percentage" office:value="0.4028116408154796" table:style-name="ce80">
            <text:p>40,28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52220" table:style-name="ce79">
            <text:p>352.220</text:p>
          </table:table-cell>
          <table:table-cell office:value-type="float" office:value="226492" table:style-name="ce79">
            <text:p>226.492</text:p>
          </table:table-cell>
          <table:table-cell office:value-type="percentage" office:value="0.64304128101754587" table:style-name="ce80">
            <text:p>64,30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7546" table:style-name="ce79">
            <text:p>67.546</text:p>
          </table:table-cell>
          <table:table-cell office:value-type="float" office:value="51254" table:style-name="ce79">
            <text:p>51.254</text:p>
          </table:table-cell>
          <table:table-cell office:value-type="percentage" office:value="0.75880140940988361" table:style-name="ce80">
            <text:p>75,88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3059" table:style-name="ce79">
            <text:p>153.059</text:p>
          </table:table-cell>
          <table:table-cell office:value-type="float" office:value="126534" table:style-name="ce79">
            <text:p>126.534</text:p>
          </table:table-cell>
          <table:table-cell office:value-type="percentage" office:value="0.8267008147185072" table:style-name="ce80">
            <text:p>82,67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1936" table:style-name="ce79">
            <text:p>21.936</text:p>
          </table:table-cell>
          <table:table-cell office:value-type="float" office:value="13718" table:style-name="ce79">
            <text:p>13.718</text:p>
          </table:table-cell>
          <table:table-cell office:value-type="percentage" office:value="0.62536469730124" table:style-name="ce80">
            <text:p>62,54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1254" table:style-name="ce79">
            <text:p>491.254</text:p>
          </table:table-cell>
          <table:table-cell office:value-type="float" office:value="228920" table:style-name="ce79">
            <text:p>228.920</text:p>
          </table:table-cell>
          <table:table-cell office:value-type="percentage" office:value="0.46599111661177312" table:style-name="ce80">
            <text:p>46,60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0647" table:style-name="ce79">
            <text:p>120.647</text:p>
          </table:table-cell>
          <table:table-cell office:value-type="float" office:value="64564" table:style-name="ce79">
            <text:p>64.564</text:p>
          </table:table-cell>
          <table:table-cell office:value-type="percentage" office:value="0.5351479937337853" table:style-name="ce80">
            <text:p>53,51%</text:p>
          </table:table-cell>
          <table:table-cell office:value-type="date" office:date-value="2022-02-12T00:00:00" table:style-name="ce81">
            <text:p>12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48816" table:style-name="ce79">
            <text:p>48.816</text:p>
          </table:table-cell>
          <table:table-cell office:value-type="float" office:value="25999" table:style-name="ce79">
            <text:p>25.999</text:p>
          </table:table-cell>
          <table:table-cell office:value-type="percentage" office:value="0.53259177318911832" table:style-name="ce80">
            <text:p>53,26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7320" table:style-name="ce79">
            <text:p>147.320</text:p>
          </table:table-cell>
          <table:table-cell office:value-type="float" office:value="78920" table:style-name="ce79">
            <text:p>78.920</text:p>
          </table:table-cell>
          <table:table-cell office:value-type="percentage" office:value="0.53570458865055659" table:style-name="ce80">
            <text:p>53,57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7952" table:style-name="ce79">
            <text:p>7.952</text:p>
          </table:table-cell>
          <table:table-cell office:value-type="float" office:value="2841" table:style-name="ce79">
            <text:p>2.841</text:p>
          </table:table-cell>
          <table:table-cell office:value-type="percentage" office:value="0.35726861167002011" table:style-name="ce80">
            <text:p>35,73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76" table:style-name="ce79">
            <text:p>9.776</text:p>
          </table:table-cell>
          <table:table-cell office:value-type="float" office:value="3336" table:style-name="ce79">
            <text:p>3.336</text:p>
          </table:table-cell>
          <table:table-cell office:value-type="percentage" office:value="0.34124386252045824" table:style-name="ce80">
            <text:p>34,12%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14T00:00:00" table:style-name="ce81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2-14T00:00:00" table:style-name="ce85">
            <text:p>14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287411" table:style-name="ce87">
            <text:p>3.287.411</text:p>
          </table:table-cell>
          <table:table-cell office:value-type="float" office:value="1853109" table:style-name="ce87">
            <text:p>1.853.109</text:p>
          </table:table-cell>
          <table:table-cell office:value-type="percentage" office:value="0.56369860659345605" table:style-name="ce88">
            <text:p>56,37%</text:p>
          </table:table-cell>
          <table:table-cell table:style-name="ce89"/>
          <table:table-cell table:number-columns-repeated="6" table:style-name="ce1"/>
          <table:table-cell table:style-name="ce69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15T16:54:02Z</dc:date>
  </office:meta>
</office:document-meta>
</file>